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9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159cm"/>
    </style:style>
    <style:style style:name="co5" style:family="table-column">
      <style:table-column-properties fo:break-before="auto" style:column-width="1.739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3.0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fo:border-left="0.74pt solid #000000" fo:border-right="none" fo:border-top="none"/>
    </style:style>
    <style:style style:name="ce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2" style:family="table-cell" style:parent-style-name="Default">
      <style:table-cell-properties fo:border-bottom="0.74pt solid #000000" fo:border-left="none" fo:border-right="none" fo:border-top="none"/>
    </style:style>
    <style:style style:name="ce43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 style:data-style-name="N11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47" style:family="table-cell" style:parent-style-name="Default" style:data-style-name="N114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8" style:family="table-cell" style:parent-style-name="Default" style:data-style-name="N114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-bottom="none" fo:border-left="none" fo:border-right="0.74pt solid #000000" fo:border-top="none"/>
    </style:style>
    <style:style style:name="ce52" style:family="table-cell" style:parent-style-name="Default">
      <style:table-cell-properties fo:border-bottom="0.74pt solid #000000" fo:border-left="none" fo:border-right="0.74pt solid #000000" fo:border-top="none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6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none"/>
      <style:paragraph-properties fo:text-align="center" fo:margin-left="0cm"/>
    </style:style>
    <style:style style:name="ce57" style:family="table-cell" style:parent-style-name="Default">
      <style:table-cell-properties fo:border-bottom="0.74pt double #000000" style:border-line-width-bottom="0.009cm 0.009cm 0.009cm" style:text-align-source="fix" style:repeat-content="false" fo:border-left="0.74pt double #000000" style:border-line-width-left="0.009cm 0.009cm 0.009cm" fo:border-right="0.74pt double #000000" style:border-line-width-right="0.009cm 0.009cm 0.009cm" fo:border-top="non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0.74pt double #000000" style:border-line-width="0.009cm 0.009cm 0.009cm" style:vertical-align="middle"/>
      <style:paragraph-properties fo:text-align="center" fo:margin-left="0cm"/>
    </style:style>
    <style:style style:name="ce32" style:family="table-cell" style:parent-style-name="Default" style:data-style-name="N114"/>
    <style:style style:name="ce33" style:family="table-cell" style:parent-style-name="Default">
      <style:table-cell-properties fo:background-color="#ff4000"/>
    </style:style>
    <style:style style:name="ce83" style:family="table-cell" style:parent-style-name="Default" style:data-style-name="N114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84" style:family="table-cell" style:parent-style-name="Default" style:data-style-name="N11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85" style:family="table-cell" style:parent-style-name="Default" style:data-style-name="N114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45" style:family="table-cell" style:parent-style-name="Default" style:data-style-name="N114">
      <style:table-cell-properties fo:border-bottom="none" fo:background-color="#ff4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8" style:family="table-cell" style:parent-style-name="Default" style:data-style-name="N114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89" style:family="table-cell" style:parent-style-name="Default" style:data-style-name="N114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90" style:family="table-cell" style:parent-style-name="Default" style:data-style-name="N114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91" style:family="table-cell" style:parent-style-name="Default" style:data-style-name="N114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cm"/>
    </style:style>
    <style:style style:name="ce70" style:family="table-cell" style:parent-style-name="Default" style:data-style-name="N114">
      <style:table-cell-properties fo:border-bottom="none" fo:background-color="#ffaa95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71" style:family="table-cell" style:parent-style-name="Default" style:data-style-name="N114">
      <style:table-cell-properties fo:border-bottom="none" fo:background-color="#ffaa95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2" style:family="table-cell" style:parent-style-name="Default" style:data-style-name="N114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3" style:family="table-cell" style:parent-style-name="Default" style:data-style-name="N114">
      <style:table-cell-properties fo:border-bottom="0.74pt solid #000000" fo:background-color="#ffaa95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94" style:family="table-cell" style:parent-style-name="Default">
      <style:table-cell-properties fo:border="none"/>
    </style:style>
    <style:style style:name="ce77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78" style:family="table-cell" style:parent-style-name="Default" style:data-style-name="N114">
      <style:table-cell-properties fo:border-bottom="none" fo:background-color="#ff7b59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9" style:family="table-cell" style:parent-style-name="Default" style:data-style-name="N114">
      <style:table-cell-properties fo:border-bottom="0.74pt solid #000000" fo:background-color="#ff7b59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0" style:family="table-cell" style:parent-style-name="Default" style:data-style-name="N114">
      <style:table-cell-properties fo:border-bottom="none" fo:background-color="#ff7b5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81" style:family="table-cell" style:parent-style-name="Default" style:data-style-name="N114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cm"/>
    </style:style>
    <style:style style:name="ce82" style:family="table-cell" style:parent-style-name="Default" style:data-style-name="N114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  <style:style style:name="ce87" style:family="table-cell" style:parent-style-name="Default" style:data-style-name="N114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  <style:style style:name="ce95" style:family="table-cell" style:parent-style-name="Default">
      <style:table-cell-properties fo:background-color="#ff7b59" style:text-align-source="fix" style:repeat-content="false" fo:wrap-option="wrap" fo:border="0.74pt solid #000000" style:vertical-align="middle"/>
      <style:paragraph-properties fo:text-align="center"/>
    </style:style>
    <style:style style:name="ce9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97" style:family="table-cell" style:parent-style-name="Default" style:data-style-name="N114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8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9211e"/>
    </style:style>
    <style:style style:name="T3" style:family="text">
      <style:text-properties fo:color="#ffffd7"/>
    </style:style>
  </office:automatic-styles>
  <office:body>
    <office:spreadsheet>
      <table:calculation-settings table:automatic-find-labels="false" table:use-regular-expressions="false" table:use-wildcards="true"/>
      <table:table table:name="basemodell" table:style-name="ta1">
        <table:table-column table:style-name="co1" table:default-cell-style-name="ce30"/>
        <table:table-column table:style-name="co2" table:default-cell-style-name="ce1"/>
        <table:table-column table:style-name="co3" table:number-columns-repeated="8" table:default-cell-style-name="ce47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getestet in basemodell_kopie → simples Modell ohne LUT</text:p>
          </table:table-cell>
          <table:covered-table-cell/>
          <table:covered-table-cell table:number-columns-repeated="8" table:style-name="ce1"/>
          <table:table-cell table:number-columns-repeated="2"/>
        </table:table-row>
        <table:table-row table:style-name="ro1">
          <table:table-cell table:style-name="ce26" office:value-type="string" calcext:value-type="string" table:number-columns-spanned="2" table:number-rows-spanned="3">
            <text:p>C1 = 0<text:span text:style-name="T1">, fPWM = 50 kHZ</text:span></text:p>
          </table:table-cell>
          <table:covered-table-cell table:style-name="ce37"/>
          <table:table-cell table:style-name="ce43" office:value-type="string" calcext:value-type="string" table:number-columns-spanned="8" table:number-rows-spanned="1">
            <text:p>f_Netz / Hz</text:p>
          </table:table-cell>
          <table:covered-table-cell table:number-columns-repeated="3" table:style-name="ce49"/>
          <table:covered-table-cell table:number-columns-repeated="4" table:style-name="ce1"/>
          <table:table-cell table:number-columns-repeated="2"/>
        </table:table-row>
        <table:table-row table:style-name="ro1">
          <table:covered-table-cell table:style-name="ce27"/>
          <table:covered-table-cell table:style-name="ce38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50"/>
          <table:table-cell table:style-name="ce29" office:value-type="string" calcext:value-type="string" table:number-columns-spanned="2" table:number-rows-spanned="1">
            <text:p>5k</text:p>
          </table:table-cell>
          <table:covered-table-cell table:style-name="ce50"/>
          <table:table-cell table:style-name="ce29" office:value-type="string" calcext:value-type="string" table:number-columns-spanned="2" table:number-rows-spanned="1">
            <text:p>6k</text:p>
          </table:table-cell>
          <table:covered-table-cell table:style-name="ce18"/>
          <table:table-cell table:style-name="ce29" office:value-type="string" calcext:value-type="string" table:number-columns-spanned="2" table:number-rows-spanned="1">
            <text:p>7k</text:p>
          </table:table-cell>
          <table:covered-table-cell table:style-name="ce18"/>
          <table:table-cell/>
          <table:table-cell office:value-type="string" calcext:value-type="string">
            <text:p>scope</text:p>
          </table:table-cell>
        </table:table-row>
        <table:table-row table:style-name="ro1">
          <table:covered-table-cell table:style-name="ce28"/>
          <table:covered-table-cell table:style-name="ce39"/>
          <table:table-cell table:style-name="ce18" office:value-type="string" calcext:value-type="string">
            <text:p>avg</text:p>
          </table:table-cell>
          <table:table-cell table:style-name="ce18" office:value-type="string" calcext:value-type="string">
            <text:p>abs_max</text:p>
          </table:table-cell>
          <table:table-cell table:style-name="ce18" office:value-type="string" calcext:value-type="string">
            <text:p>avg</text:p>
          </table:table-cell>
          <table:table-cell table:style-name="ce18" office:value-type="string" calcext:value-type="string">
            <text:p>abs_max</text:p>
          </table:table-cell>
          <table:table-cell table:style-name="ce18" office:value-type="string" calcext:value-type="string">
            <text:p>avg</text:p>
          </table:table-cell>
          <table:table-cell table:style-name="ce18" office:value-type="string" calcext:value-type="string">
            <text:p>abs_max</text:p>
          </table:table-cell>
          <table:table-cell table:style-name="ce18" office:value-type="string" calcext:value-type="string">
            <text:p>avg</text:p>
          </table:table-cell>
          <table:table-cell table:style-name="ce18" office:value-type="string" calcext:value-type="string">
            <text:p>abs_max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 table:number-columns-spanned="1" table:number-rows-spanned="7">
            <text:p>R_L = 0</text:p>
          </table:table-cell>
          <table:table-cell table:style-name="ce40" office:value-type="string" calcext:value-type="string">
            <text:p>U_L_f / V</text:p>
          </table:table-cell>
          <table:table-cell table:style-name="ce46" office:value-type="float" office:value="0" calcext:value-type="float">
            <text:p>0,000</text:p>
          </table:table-cell>
          <table:table-cell table:style-name="ce46" office:value-type="float" office:value="70.37" calcext:value-type="float">
            <text:p>70,370</text:p>
          </table:table-cell>
          <table:table-cell table:style-name="ce46" office:value-type="float" office:value="0.6599" calcext:value-type="float">
            <text:p>0,660</text:p>
          </table:table-cell>
          <table:table-cell table:style-name="ce46" office:value-type="float" office:value="198.053" calcext:value-type="float">
            <text:p>198,053</text:p>
          </table:table-cell>
          <table:table-cell table:style-name="ce46" office:value-type="float" office:value="-41.757" calcext:value-type="float">
            <text:p>-41,757</text:p>
          </table:table-cell>
          <table:table-cell table:style-name="ce46" office:value-type="float" office:value="4326.84" calcext:value-type="float">
            <text:p>4.326,840</text:p>
          </table:table-cell>
          <table:table-cell table:style-name="ce46" office:value-type="float" office:value="-0.722" calcext:value-type="float">
            <text:p>-0,722</text:p>
          </table:table-cell>
          <table:table-cell table:style-name="ce46" office:value-type="float" office:value="276.841" calcext:value-type="float">
            <text:p>276,84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_L_f / A</text:p>
          </table:table-cell>
          <table:table-cell office:value-type="float" office:value="0" calcext:value-type="float">
            <text:p>0,000</text:p>
          </table:table-cell>
          <table:table-cell office:value-type="float" office:value="25.0136" calcext:value-type="float">
            <text:p>25,014</text:p>
          </table:table-cell>
          <table:table-cell office:value-type="float" office:value="-0.508" calcext:value-type="float">
            <text:p>-0,508</text:p>
          </table:table-cell>
          <table:table-cell office:value-type="float" office:value="114.853" calcext:value-type="float">
            <text:p>114,853</text:p>
          </table:table-cell>
          <table:table-cell office:value-type="float" office:value="17.0141" calcext:value-type="float">
            <text:p>17,014</text:p>
          </table:table-cell>
          <table:table-cell office:value-type="float" office:value="2294.22" calcext:value-type="float">
            <text:p>2.294,220</text:p>
          </table:table-cell>
          <table:table-cell office:value-type="float" office:value="-2.793" calcext:value-type="float">
            <text:p>-2,793</text:p>
          </table:table-cell>
          <table:table-cell office:value-type="float" office:value="133.915" calcext:value-type="float">
            <text:p>133,91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_C_f / A </text:p>
          </table:table-cell>
          <table:table-cell office:value-type="float" office:value="0" calcext:value-type="float">
            <text:p>0,000</text:p>
          </table:table-cell>
          <table:table-cell office:value-type="float" office:value="8.322" calcext:value-type="float">
            <text:p>8,322</text:p>
          </table:table-cell>
          <table:table-cell office:value-type="float" office:value="-0.5425" calcext:value-type="float">
            <text:p>-0,543</text:p>
          </table:table-cell>
          <table:table-cell office:value-type="float" office:value="123.306" calcext:value-type="float">
            <text:p>123,306</text:p>
          </table:table-cell>
          <table:table-cell office:value-type="float" office:value="17.857" calcext:value-type="float">
            <text:p>17,857</text:p>
          </table:table-cell>
          <table:table-cell office:value-type="float" office:value="2407.09" calcext:value-type="float">
            <text:p>2.407,090</text:p>
          </table:table-cell>
          <table:table-cell office:value-type="float" office:value="-2.888" calcext:value-type="float">
            <text:p>-2,888</text:p>
          </table:table-cell>
          <table:table-cell office:value-type="float" office:value="138.653" calcext:value-type="float">
            <text:p>138,653</text:p>
          </table:table-cell>
          <table:table-cell table:number-columns-repeated="2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p_trans_max / W</text:p>
          </table:table-cell>
          <table:table-cell office:value-type="float" office:value="0.022" calcext:value-type="float">
            <text:p>0,022</text:p>
          </table:table-cell>
          <table:table-cell office:value-type="float" office:value="0.048" calcext:value-type="float">
            <text:p>0,048</text:p>
          </table:table-cell>
          <table:table-cell office:value-type="float" office:value="0.0024" calcext:value-type="float">
            <text:p>0,0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4437" calcext:value-type="float">
            <text:p>0,444</text:p>
          </table:table-cell>
          <table:table-cell office:value-type="float" office:value="0.8852" calcext:value-type="float">
            <text:p>0,885</text:p>
          </table:table-cell>
          <table:table-cell office:value-type="float" office:value="0.0007" calcext:value-type="float">
            <text:p>0,001</text:p>
          </table:table-cell>
          <table:table-cell office:value-type="float" office:value="0.001559" calcext:value-type="float">
            <text:p>0,002</text:p>
          </table:table-cell>
          <table:table-cell table:number-columns-repeated="2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 table:style-name="ce34"/>
          <table:table-cell table:style-name="ce41"/>
          <table:table-cell table:style-name="ce48" table:number-columns-repeated="4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1" table:number-rows-spanned="7">
            <text:p>R_L = R_L (8,8)</text:p>
          </table:table-cell>
          <table:table-cell table:style-name="ce40" office:value-type="string" calcext:value-type="string">
            <text:p>U_L_f / V</text:p>
          </table:table-cell>
          <table:table-cell table:style-name="ce46" office:value-type="float" office:value="0.1214" calcext:value-type="float">
            <text:p>0,121</text:p>
          </table:table-cell>
          <table:table-cell table:style-name="ce46" office:value-type="float" office:value="73.63" calcext:value-type="float">
            <text:p>73,630</text:p>
          </table:table-cell>
          <table:table-cell table:style-name="ce46" office:value-type="float" office:value="0.6299" calcext:value-type="float">
            <text:p>0,630</text:p>
          </table:table-cell>
          <table:table-cell table:style-name="ce46" office:value-type="float" office:value="199.162" calcext:value-type="float">
            <text:p>199,162</text:p>
          </table:table-cell>
          <table:table-cell table:style-name="ce46" office:value-type="float" office:value="-36.6652" calcext:value-type="float">
            <text:p>-36,665</text:p>
          </table:table-cell>
          <table:table-cell table:style-name="ce46" office:value-type="float" office:value="3323.13" calcext:value-type="float">
            <text:p>3.323,130</text:p>
          </table:table-cell>
          <table:table-cell table:style-name="ce46" office:value-type="float" office:value="-0.6475" calcext:value-type="float">
            <text:p>-0,648</text:p>
          </table:table-cell>
          <table:table-cell table:style-name="ce46" office:value-type="float" office:value="276.225" calcext:value-type="float">
            <text:p>276,22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_L_f / A</text:p>
          </table:table-cell>
          <table:table-cell office:value-type="float" office:value="0.94" calcext:value-type="float">
            <text:p>0,940</text:p>
          </table:table-cell>
          <table:table-cell office:value-type="float" office:value="12.925" calcext:value-type="float">
            <text:p>12,925</text:p>
          </table:table-cell>
          <table:table-cell office:value-type="float" office:value="-0.5307" calcext:value-type="float">
            <text:p>-0,531</text:p>
          </table:table-cell>
          <table:table-cell office:value-type="float" office:value="115.586" calcext:value-type="float">
            <text:p>115,586</text:p>
          </table:table-cell>
          <table:table-cell office:value-type="float" office:value="8.901" calcext:value-type="float">
            <text:p>8,901</text:p>
          </table:table-cell>
          <table:table-cell office:value-type="float" office:value="1752.53" calcext:value-type="float">
            <text:p>1.752,530</text:p>
          </table:table-cell>
          <table:table-cell office:value-type="float" office:value="-2.78578" calcext:value-type="float">
            <text:p>-2,786</text:p>
          </table:table-cell>
          <table:table-cell office:value-type="float" office:value="133.66" calcext:value-type="float">
            <text:p>133,6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_C_f / A </text:p>
          </table:table-cell>
          <table:table-cell office:value-type="float" office:value="0.011" calcext:value-type="float">
            <text:p>0,011</text:p>
          </table:table-cell>
          <table:table-cell office:value-type="float" office:value="8.927" calcext:value-type="float">
            <text:p>8,927</text:p>
          </table:table-cell>
          <table:table-cell office:value-type="float" office:value="-0.56009" calcext:value-type="float">
            <text:p>-0,560</text:p>
          </table:table-cell>
          <table:table-cell office:value-type="float" office:value="123.78" calcext:value-type="float">
            <text:p>123,780</text:p>
          </table:table-cell>
          <table:table-cell office:value-type="float" office:value="9.16793" calcext:value-type="float">
            <text:p>9,168</text:p>
          </table:table-cell>
          <table:table-cell office:value-type="float" office:value="1836.46" calcext:value-type="float">
            <text:p>1.836,460</text:p>
          </table:table-cell>
          <table:table-cell office:value-type="float" office:value="-2.8848" calcext:value-type="float">
            <text:p>-2,885</text:p>
          </table:table-cell>
          <table:table-cell office:value-type="float" office:value="138.292" calcext:value-type="float">
            <text:p>138,292</text:p>
          </table:table-cell>
          <table:table-cell table:number-columns-repeated="2"/>
        </table:table-row>
        <table:table-row table:style-name="ro1">
          <table:covered-table-cell/>
          <table:table-cell table:style-name="ce27"/>
          <table:table-cell table:style-name="Default" table:number-columns-repeated="3"/>
          <table:table-cell table:style-name="ce51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_trans_max / W</text:p>
          </table:table-cell>
          <table:table-cell office:value-type="float" office:value="430.829" calcext:value-type="float">
            <text:p>430,829</text:p>
          </table:table-cell>
          <table:table-cell office:value-type="float" office:value="777.044" calcext:value-type="float">
            <text:p>777,044</text:p>
          </table:table-cell>
          <table:table-cell office:value-type="float" office:value="212.658" calcext:value-type="float">
            <text:p>212,658</text:p>
          </table:table-cell>
          <table:table-cell office:value-type="float" office:value="424.294" calcext:value-type="float">
            <text:p>424,294</text:p>
          </table:table-cell>
          <table:table-cell office:value-type="float" office:value="22349.8" calcext:value-type="float">
            <text:p>22.349,800</text:p>
          </table:table-cell>
          <table:table-cell office:value-type="float" office:value="44267.9" calcext:value-type="float">
            <text:p>44.267,900</text:p>
          </table:table-cell>
          <table:table-cell office:value-type="float" office:value="64.2983" calcext:value-type="float">
            <text:p>64,298</text:p>
          </table:table-cell>
          <table:table-cell office:value-type="float" office:value="133.535" calcext:value-type="float">
            <text:p>133,535</text:p>
          </table:table-cell>
          <table:table-cell table:number-columns-repeated="2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 table:style-name="ce34"/>
          <table:table-cell table:style-name="ce41"/>
          <table:table-cell table:style-name="ce48" table:number-columns-repeated="8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1" table:number-rows-spanned="7">
            <text:p>R_L = inf</text:p>
          </table:table-cell>
          <table:table-cell table:style-name="ce40" office:value-type="string" calcext:value-type="string">
            <text:p>U_L_f / V</text:p>
          </table:table-cell>
          <table:table-cell table:style-name="ce46" office:value-type="float" office:value="-0.00008" calcext:value-type="float">
            <text:p>0,000</text:p>
          </table:table-cell>
          <table:table-cell table:style-name="ce46" office:value-type="float" office:value="74.4845" calcext:value-type="float">
            <text:p>74,485</text:p>
          </table:table-cell>
          <table:table-cell table:style-name="ce46" office:value-type="float" office:value="-0.0000002" calcext:value-type="float">
            <text:p>0,000</text:p>
          </table:table-cell>
          <table:table-cell table:style-name="ce46" office:value-type="float" office:value="249.713" calcext:value-type="float">
            <text:p>249,713</text:p>
          </table:table-cell>
          <table:table-cell office:value-type="float" office:value="0" calcext:value-type="float">
            <text:p>0,000</text:p>
          </table:table-cell>
          <table:table-cell office:value-type="float" office:value="1303.98" calcext:value-type="float">
            <text:p>1.303,980</text:p>
          </table:table-cell>
          <table:table-cell office:value-type="float" office:value="0" calcext:value-type="float">
            <text:p>0,000</text:p>
          </table:table-cell>
          <table:table-cell office:value-type="float" office:value="254.873" calcext:value-type="float">
            <text:p>254,87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_L_f / A</text:p>
          </table:table-cell>
          <table:table-cell office:value-type="float" office:value="0.000003" calcext:value-type="float">
            <text:p>0,000</text:p>
          </table:table-cell>
          <table:table-cell office:value-type="float" office:value="7.74317" calcext:value-type="float">
            <text:p>7,743</text:p>
          </table:table-cell>
          <table:table-cell office:value-type="float" office:value="0.0000023" calcext:value-type="float">
            <text:p>0,000</text:p>
          </table:table-cell>
          <table:table-cell office:value-type="float" office:value="147.636" calcext:value-type="float">
            <text:p>147,636</text:p>
          </table:table-cell>
          <table:table-cell office:value-type="float" office:value="0" calcext:value-type="float">
            <text:p>0,000</text:p>
          </table:table-cell>
          <table:table-cell office:value-type="float" office:value="701.18" calcext:value-type="float">
            <text:p>701,180</text:p>
          </table:table-cell>
          <table:table-cell office:value-type="float" office:value="0" calcext:value-type="float">
            <text:p>0,000</text:p>
          </table:table-cell>
          <table:table-cell office:value-type="float" office:value="124.053" calcext:value-type="float">
            <text:p>124,05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_C_f / A </text:p>
          </table:table-cell>
          <table:table-cell office:value-type="float" office:value="0.000003" calcext:value-type="float">
            <text:p>0,000</text:p>
          </table:table-cell>
          <table:table-cell office:value-type="float" office:value="7.74317" calcext:value-type="float">
            <text:p>7,743</text:p>
          </table:table-cell>
          <table:table-cell office:value-type="float" office:value="0.00000023" calcext:value-type="float">
            <text:p>0,000</text:p>
          </table:table-cell>
          <table:table-cell office:value-type="float" office:value="147.636" calcext:value-type="float">
            <text:p>147,636</text:p>
          </table:table-cell>
          <table:table-cell office:value-type="float" office:value="0" calcext:value-type="float">
            <text:p>0,000</text:p>
          </table:table-cell>
          <table:table-cell office:value-type="float" office:value="701.18" calcext:value-type="float">
            <text:p>701,180</text:p>
          </table:table-cell>
          <table:table-cell office:value-type="float" office:value="0" calcext:value-type="float">
            <text:p>0,000</text:p>
          </table:table-cell>
          <table:table-cell office:value-type="float" office:value="124.053" calcext:value-type="float">
            <text:p>124,053</text:p>
          </table:table-cell>
          <table:table-cell table:number-columns-repeated="2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p_trans_max / W</text:p>
          </table:table-cell>
          <table:table-cell office:value-type="float" office:value="0.000000045" calcext:value-type="float">
            <text:p>0,000</text:p>
          </table:table-cell>
          <table:table-cell office:value-type="float" office:value="0.00000008" calcext:value-type="float">
            <text:p>0,000</text:p>
          </table:table-cell>
          <table:table-cell office:value-type="float" office:value="0.0000007" calcext:value-type="float">
            <text:p>0,000</text:p>
          </table:table-cell>
          <table:table-cell office:value-type="float" office:value="0.0000015" calcext:value-type="float">
            <text:p>0,000</text:p>
          </table:table-cell>
          <table:table-cell office:value-type="float" office:value="0.00001" calcext:value-type="float">
            <text:p>0,000</text:p>
          </table:table-cell>
          <table:table-cell office:value-type="float" office:value="0.000022" calcext:value-type="float">
            <text:p>0,000</text:p>
          </table:table-cell>
          <table:table-cell table:number-columns-repeated="2"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 table:style-name="ce34"/>
          <table:table-cell table:style-name="ce41"/>
          <table:table-cell table:style-name="ce48" table:number-columns-repeated="8"/>
          <table:table-cell table:number-columns-repeated="2"/>
        </table:table-row>
        <table:table-row table:style-name="ro1">
          <table:table-cell table:style-name="ce1"/>
          <table:table-cell/>
          <table:table-cell table:style-name="ce1" table:number-columns-repeated="8"/>
          <table:table-cell table:number-columns-repeated="2"/>
        </table:table-row>
        <table:table-row table:style-name="ro1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/>
          <table:table-cell/>
          <table:table-cell table:style-name="ce1" table:number-columns-repeated="8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10" table:number-rows-spanned="1">
            <text:p>Anmerkung: Bei R_L = 8,8 Ohm und f_Netz = 500 Hz ist im Modell MIT LUT bloß folgende Werte erreicht:</text:p>
          </table:table-cell>
          <table:covered-table-cell table:number-columns-repeated="8" table:style-name="ce40"/>
          <table:covered-table-cell table:style-name="ce37"/>
          <table:table-cell table:number-columns-repeated="2"/>
        </table:table-row>
        <table:table-row table:style-name="ro1">
          <table:table-cell table:style-name="ce27"/>
          <table:table-cell/>
          <table:table-cell table:style-name="ce1" table:number-columns-repeated="2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bs_max</text:p>
          </table:table-cell>
          <table:table-cell table:style-name="ce1" table:number-columns-repeated="3"/>
          <table:table-cell table:style-name="ce38"/>
          <table:table-cell table:number-columns-repeated="2"/>
        </table:table-row>
        <table:table-row table:style-name="ro1">
          <table:table-cell table:style-name="ce27"/>
          <table:table-cell/>
          <table:table-cell table:style-name="ce1"/>
          <table:table-cell table:style-name="ce40" office:value-type="string" calcext:value-type="string">
            <text:p>U_L_f / V</text:p>
          </table:table-cell>
          <table:table-cell table:style-name="ce46" office:value-type="float" office:value="-0.0018" calcext:value-type="float">
            <text:p>-0,002</text:p>
          </table:table-cell>
          <table:table-cell table:style-name="ce46" office:value-type="float" office:value="74.3172" calcext:value-type="float">
            <text:p>74,317</text:p>
          </table:table-cell>
          <table:table-cell table:style-name="ce1" table:number-columns-repeated="3"/>
          <table:table-cell table:style-name="ce38"/>
          <table:table-cell table:number-columns-repeated="2"/>
        </table:table-row>
        <table:table-row table:style-name="ro1">
          <table:table-cell table:style-name="ce36"/>
          <table:table-cell table:style-name="Default" table:number-columns-repeated="2"/>
          <table:table-cell table:style-name="ce1" office:value-type="string" calcext:value-type="string">
            <text:p>I_L_f / A</text:p>
          </table:table-cell>
          <table:table-cell office:value-type="float" office:value="0.0110093" calcext:value-type="float">
            <text:p>0,011</text:p>
          </table:table-cell>
          <table:table-cell office:value-type="float" office:value="10.1585" calcext:value-type="float">
            <text:p>10,159</text:p>
          </table:table-cell>
          <table:table-cell table:style-name="Default" table:number-columns-repeated="3"/>
          <table:table-cell table:style-name="ce51"/>
          <table:table-cell table:number-columns-repeated="2"/>
        </table:table-row>
        <table:table-row table:style-name="ro1">
          <table:table-cell table:style-name="ce36"/>
          <table:table-cell table:style-name="Default" table:number-columns-repeated="2"/>
          <table:table-cell table:style-name="ce1" office:value-type="string" calcext:value-type="string">
            <text:p>I_C_f / A </text:p>
          </table:table-cell>
          <table:table-cell office:value-type="float" office:value="-0.00449" calcext:value-type="float">
            <text:p>-0,004</text:p>
          </table:table-cell>
          <table:table-cell office:value-type="float" office:value="6.41994" calcext:value-type="float">
            <text:p>6,420</text:p>
          </table:table-cell>
          <table:table-cell table:style-name="Default" table:number-columns-repeated="3"/>
          <table:table-cell table:style-name="ce51"/>
          <table:table-cell table:number-columns-repeated="2"/>
        </table:table-row>
        <table:table-row table:style-name="ro1">
          <table:table-cell table:style-name="ce36"/>
          <table:table-cell table:style-name="Default" table:number-columns-repeated="2"/>
          <table:table-cell table:style-name="ce27"/>
          <table:table-cell table:style-name="Default" table:number-columns-repeated="5"/>
          <table:table-cell table:style-name="ce51"/>
          <table:table-cell table:number-columns-repeated="2"/>
        </table:table-row>
        <table:table-row table:style-name="ro1">
          <table:table-cell table:style-name="ce36"/>
          <table:table-cell table:style-name="Default" table:number-columns-repeated="2"/>
          <table:table-cell table:style-name="ce1" office:value-type="string" calcext:value-type="string">
            <text:p>p_trans_max / W</text:p>
          </table:table-cell>
          <table:table-cell office:value-type="float" office:value="345.88" calcext:value-type="float">
            <text:p>345,880</text:p>
          </table:table-cell>
          <table:table-cell office:value-type="float" office:value="675.069" calcext:value-type="float">
            <text:p>675,069</text:p>
          </table:table-cell>
          <table:table-cell table:style-name="Default" table:number-columns-repeated="3"/>
          <table:table-cell table:style-name="ce51"/>
          <table:table-cell table:number-columns-repeated="2"/>
        </table:table-row>
        <table:table-row table:style-name="ro1">
          <table:table-cell table:style-name="ce36"/>
          <table:table-cell table:style-name="Default" table:number-columns-repeated="8"/>
          <table:table-cell table:style-name="ce51"/>
          <table:table-cell table:number-columns-repeated="2"/>
        </table:table-row>
        <table:table-row table:style-name="ro1">
          <table:table-cell table:style-name="ce34" office:value-type="string" calcext:value-type="string" table:number-columns-spanned="10" table:number-rows-spanned="1">
            <text:p>Durch die verringerten Werte ist im Resonanzfall auch mit geringfügig veränderten Werten zu rechnen.</text:p>
          </table:table-cell>
          <table:covered-table-cell table:number-columns-repeated="8" table:style-name="ce42"/>
          <table:covered-table-cell table:style-name="ce52"/>
          <table:table-cell table:number-columns-repeated="2"/>
        </table:table-row>
      </table:table>
      <table:table table:name="pv_lut_abschalt" table:style-name="ta1">
        <table:table-column table:style-name="co3" table:default-cell-style-name="ce30"/>
        <table:table-column table:style-name="co4" table:default-cell-style-name="ce30"/>
        <table:table-column table:style-name="co3" table:number-columns-repeated="4" table:default-cell-style-name="ce47"/>
        <table:table-column table:style-name="co3" table:number-columns-repeated="2" table:default-cell-style-name="Default"/>
        <table:table-column table:style-name="co3" table:number-columns-repeated="2" table:default-cell-style-name="ce86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style-name="ce44" office:value-type="string" calcext:value-type="string" table:number-columns-spanned="10" table:number-rows-spanned="1">
            <text:p>Test in pv_lut.plecs → keine weitere Abschaltmimik, <text:span text:style-name="T2">avg im eingeschwungenen Zustand, kein L_Tr</text:span></text:p>
          </table:table-cell>
          <table:covered-table-cell table:number-columns-repeated="5" table:style-name="Default"/>
          <table:covered-table-cell table:number-columns-repeated="2"/>
          <table:covered-table-cell table:number-columns-repeated="2" table:style-name="Default"/>
          <table:table-cell table:number-columns-repeated="6"/>
        </table:table-row>
        <table:table-row table:style-name="ro1">
          <table:table-cell table:style-name="ce31" office:value-type="string" calcext:value-type="string" table:number-columns-spanned="2" table:number-rows-spanned="3">
            <text:p>C1 = 100uC, <text:span text:style-name="T1">R_C = TRUE, fPWM = 48kHz</text:span></text:p>
          </table:table-cell>
          <table:covered-table-cell table:style-name="ce37"/>
          <table:table-cell table:style-name="ce5" office:value-type="string" calcext:value-type="string" table:number-columns-spanned="8" table:number-rows-spanned="1">
            <text:p>f_n / Hz</text:p>
          </table:table-cell>
          <table:covered-table-cell table:number-columns-repeated="3" table:style-name="ce49"/>
          <table:covered-table-cell table:number-columns-repeated="4" table:style-name="ce1"/>
          <table:table-cell table:number-columns-repeated="6"/>
        </table:table-row>
        <table:table-row table:style-name="ro1">
          <table:covered-table-cell table:style-name="ce27"/>
          <table:covered-table-cell table:style-name="ce38"/>
          <table:table-cell table:style-name="ce5" office:value-type="float" office:value="500" calcext:value-type="float" table:number-columns-spanned="2" table:number-rows-spanned="1">
            <text:p>500</text:p>
          </table:table-cell>
          <table:covered-table-cell table:style-name="ce50"/>
          <table:table-cell table:style-name="ce5" office:value-type="string" calcext:value-type="string" table:number-columns-spanned="2" table:number-rows-spanned="1">
            <text:p>5k</text:p>
          </table:table-cell>
          <table:covered-table-cell table:style-name="ce50"/>
          <table:table-cell table:style-name="ce5" office:value-type="string" calcext:value-type="string" table:number-columns-spanned="2" table:number-rows-spanned="1">
            <text:p>6k</text:p>
          </table:table-cell>
          <table:covered-table-cell table:style-name="ce18"/>
          <table:table-cell table:style-name="ce5" office:value-type="string" calcext:value-type="string" table:number-columns-spanned="2" table:number-rows-spanned="1">
            <text:p>7k</text:p>
          </table:table-cell>
          <table:covered-table-cell table:style-name="ce18"/>
          <table:table-cell table:number-columns-repeated="3"/>
          <table:table-cell office:value-type="string" calcext:value-type="string">
            <text:p>Nice to know für pv_lut.plecs:</text:p>
          </table:table-cell>
          <table:table-cell table:number-columns-repeated="2"/>
        </table:table-row>
        <table:table-row table:style-name="ro1">
          <table:covered-table-cell table:style-name="ce28"/>
          <table:covered-table-cell table:style-name="ce39"/>
          <table:table-cell table:style-name="ce18" office:value-type="string" calcext:value-type="string">
            <text:p>avg</text:p>
          </table:table-cell>
          <table:table-cell table:style-name="ce18" office:value-type="string" calcext:value-type="string">
            <text:p>abs_max</text:p>
          </table:table-cell>
          <table:table-cell table:style-name="ce18" office:value-type="string" calcext:value-type="string">
            <text:p>avg</text:p>
          </table:table-cell>
          <table:table-cell table:style-name="ce18" office:value-type="string" calcext:value-type="string">
            <text:p>abs_max</text:p>
          </table:table-cell>
          <table:table-cell table:style-name="ce18" office:value-type="string" calcext:value-type="string">
            <text:p>avg</text:p>
          </table:table-cell>
          <table:table-cell table:style-name="ce18" office:value-type="string" calcext:value-type="string">
            <text:p>abs_max</text:p>
          </table:table-cell>
          <table:table-cell table:style-name="ce18" office:value-type="string" calcext:value-type="string">
            <text:p>avg</text:p>
          </table:table-cell>
          <table:table-cell table:style-name="ce18" office:value-type="string" calcext:value-type="string">
            <text:p>abs_max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 table:number-columns-spanned="1" table:number-rows-spanned="7">
            <text:p>R_L = 0</text:p>
          </table:table-cell>
          <table:table-cell table:style-name="ce40" office:value-type="string" calcext:value-type="string">
            <text:p>U_L_f / V</text:p>
          </table:table-cell>
          <table:table-cell table:style-name="ce46" office:value-type="float" office:value="-0.0017" calcext:value-type="float">
            <text:p>-0,002</text:p>
          </table:table-cell>
          <table:table-cell table:style-name="ce46" office:value-type="float" office:value="92.6225" calcext:value-type="float">
            <text:p>92,623</text:p>
          </table:table-cell>
          <table:table-cell table:style-name="ce46" office:value-type="float" office:value="0.0006" calcext:value-type="float">
            <text:p>0,001</text:p>
          </table:table-cell>
          <table:table-cell table:style-name="ce46" office:value-type="float" office:value="213.231" calcext:value-type="float">
            <text:p>213,231</text:p>
          </table:table-cell>
          <table:table-cell table:style-name="ce46" office:value-type="float" office:value="0.00393" calcext:value-type="float">
            <text:p>0,004</text:p>
          </table:table-cell>
          <table:table-cell table:style-name="ce46" office:value-type="float" office:value="418.058" calcext:value-type="float">
            <text:p>418,058</text:p>
          </table:table-cell>
          <table:table-cell table:style-name="ce46" office:value-type="float" office:value="0.006688" calcext:value-type="float">
            <text:p>0,007</text:p>
          </table:table-cell>
          <table:table-cell table:style-name="ce46" office:value-type="float" office:value="323.332" calcext:value-type="float">
            <text:p>323,332</text:p>
          </table:table-cell>
          <table:table-cell table:number-columns-repeated="6"/>
        </table:table-row>
        <table:table-row table:style-name="ro1">
          <table:covered-table-cell/>
          <table:table-cell table:style-name="ce1" office:value-type="string" calcext:value-type="string">
            <text:p>I_L_f / A</text:p>
          </table:table-cell>
          <table:table-cell office:value-type="float" office:value="-0.0093" calcext:value-type="float">
            <text:p>-0,009</text:p>
          </table:table-cell>
          <table:table-cell office:value-type="float" office:value="25.6838" calcext:value-type="float">
            <text:p>25,684</text:p>
          </table:table-cell>
          <table:table-cell office:value-type="float" office:value="-0.003389" calcext:value-type="float">
            <text:p>-0,003</text:p>
          </table:table-cell>
          <table:table-cell office:value-type="float" office:value="117.566" calcext:value-type="float">
            <text:p>117,566</text:p>
          </table:table-cell>
          <table:table-cell table:style-name="ce47" office:value-type="float" office:value="-0.0056" calcext:value-type="float">
            <text:p>-0,006</text:p>
          </table:table-cell>
          <table:table-cell table:style-name="ce47" office:value-type="float" office:value="196.181" calcext:value-type="float">
            <text:p>196,181</text:p>
          </table:table-cell>
          <table:table-cell table:style-name="ce47" office:value-type="float" office:value="0.001" calcext:value-type="float">
            <text:p>0,001</text:p>
          </table:table-cell>
          <table:table-cell table:style-name="ce47" office:value-type="float" office:value="150.028" calcext:value-type="float">
            <text:p>150,028</text:p>
          </table:table-cell>
          <table:table-cell table:number-columns-repeated="3"/>
          <table:table-cell office:value-type="string" calcext:value-type="string">
            <text:p>Werte bei unterschiedlichen pwm Frequenzen:</text:p>
          </table:table-cell>
          <table:table-cell table:number-columns-repeated="2"/>
        </table:table-row>
        <table:table-row table:style-name="ro1">
          <table:covered-table-cell/>
          <table:table-cell table:style-name="ce1" office:value-type="string" calcext:value-type="string">
            <text:p>I_C_f / A</text:p>
          </table:table-cell>
          <table:table-cell office:value-type="float" office:value="0.0015" calcext:value-type="float">
            <text:p>0,002</text:p>
          </table:table-cell>
          <table:table-cell office:value-type="float" office:value="7.625" calcext:value-type="float">
            <text:p>7,625</text:p>
          </table:table-cell>
          <table:table-cell office:value-type="float" office:value="0" calcext:value-type="float">
            <text:p>0,000</text:p>
          </table:table-cell>
          <table:table-cell office:value-type="float" office:value="126.076" calcext:value-type="float">
            <text:p>126,076</text:p>
          </table:table-cell>
          <table:table-cell table:style-name="ce47" office:value-type="float" office:value="-0.0029" calcext:value-type="float">
            <text:p>-0,003</text:p>
          </table:table-cell>
          <table:table-cell table:style-name="ce47" office:value-type="float" office:value="205.201" calcext:value-type="float">
            <text:p>205,201</text:p>
          </table:table-cell>
          <table:table-cell table:style-name="ce47" office:value-type="float" office:value="0.00646" calcext:value-type="float">
            <text:p>0,006</text:p>
          </table:table-cell>
          <table:table-cell table:style-name="ce47" office:value-type="float" office:value="155.424" calcext:value-type="float">
            <text:p>155,424</text:p>
          </table:table-cell>
          <table:table-cell table:number-columns-repeated="6"/>
        </table:table-row>
        <table:table-row table:style-name="ro1">
          <table:covered-table-cell/>
          <table:table-cell table:style-name="ce1"/>
          <table:table-cell table:number-columns-repeated="4"/>
          <table:table-cell table:style-name="ce47"/>
          <table:table-cell/>
          <table:table-cell table:style-name="ce47" table:number-columns-repeated="2"/>
          <table:table-cell table:number-columns-repeated="3"/>
          <table:table-cell office:value-type="string" calcext:value-type="string">
            <text:p>FPWM = 44kHz</text:p>
          </table:table-cell>
          <table:table-cell table:number-columns-repeated="2"/>
        </table:table-row>
        <table:table-row table:style-name="ro1">
          <table:covered-table-cell/>
          <table:table-cell table:style-name="ce1" office:value-type="string" calcext:value-type="string">
            <text:p>p_trans_max / W</text:p>
          </table:table-cell>
          <table:table-cell office:value-type="float" office:value="0.0026" calcext:value-type="float">
            <text:p>0,003</text:p>
          </table:table-cell>
          <table:table-cell office:value-type="float" office:value="0.002638" calcext:value-type="float">
            <text:p>0,003</text:p>
          </table:table-cell>
          <table:table-cell office:value-type="float" office:value="0" calcext:value-type="float">
            <text:p>0,000</text:p>
          </table:table-cell>
          <table:table-cell office:value-type="float" office:value="0.000533" calcext:value-type="float">
            <text:p>0,001</text:p>
          </table:table-cell>
          <table:table-cell table:style-name="ce47" office:value-type="float" office:value="0.0002" calcext:value-type="float">
            <text:p>0,000</text:p>
          </table:table-cell>
          <table:table-cell table:style-name="ce47" office:value-type="float" office:value="0.0006" calcext:value-type="float">
            <text:p>0,001</text:p>
          </table:table-cell>
          <table:table-cell table:style-name="ce47" office:value-type="float" office:value="0" calcext:value-type="float">
            <text:p>0,000</text:p>
          </table:table-cell>
          <table:table-cell table:style-name="ce47" office:value-type="float" office:value="0.0002" calcext:value-type="float">
            <text:p>0,000</text:p>
          </table:table-cell>
          <table:table-cell table:number-columns-repeated="4"/>
          <table:table-cell table:style-name="ce18" office:value-type="string" calcext:value-type="string">
            <text:p>avg</text:p>
          </table:table-cell>
          <table:table-cell table:style-name="ce18" office:value-type="string" calcext:value-type="string">
            <text:p>abs_max</text:p>
          </table:table-cell>
        </table:table-row>
        <table:table-row table:style-name="ro1">
          <table:covered-table-cell/>
          <table:table-cell table:style-name="ce1"/>
          <table:table-cell table:number-columns-repeated="4"/>
          <table:table-cell table:style-name="ce47" table:number-columns-repeated="4"/>
          <table:table-cell table:number-columns-repeated="3"/>
          <table:table-cell table:style-name="ce40" office:value-type="string" calcext:value-type="string">
            <text:p>U_L_f / V</text:p>
          </table:table-cell>
          <table:table-cell table:style-name="ce46" office:value-type="float" office:value="0" calcext:value-type="float">
            <text:p>0,000</text:p>
          </table:table-cell>
          <table:table-cell table:style-name="ce46" office:value-type="float" office:value="74.2886" calcext:value-type="float">
            <text:p>74,289</text:p>
          </table:table-cell>
        </table:table-row>
        <table:table-row table:style-name="ro1">
          <table:covered-table-cell table:style-name="ce34"/>
          <table:table-cell table:style-name="ce41"/>
          <table:table-cell table:style-name="ce48" table:number-columns-repeated="4"/>
          <table:table-cell table:style-name="ce47" table:number-columns-repeated="4"/>
          <table:table-cell table:number-columns-repeated="3"/>
          <table:table-cell table:style-name="ce1" office:value-type="string" calcext:value-type="string">
            <text:p>I_L_f / A</text:p>
          </table:table-cell>
          <table:table-cell table:style-name="ce47" office:value-type="float" office:value="-0.001" calcext:value-type="float">
            <text:p>-0,001</text:p>
          </table:table-cell>
          <table:table-cell table:style-name="ce47" office:value-type="float" office:value="10.156" calcext:value-type="float">
            <text:p>10,156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7">
            <text:p>R_L = R_L</text:p>
          </table:table-cell>
          <table:table-cell table:style-name="ce40" office:value-type="string" calcext:value-type="string">
            <text:p>U_L_f / V</text:p>
          </table:table-cell>
          <table:table-cell table:style-name="ce46" office:value-type="float" office:value="0.00256" calcext:value-type="float">
            <text:p>0,003</text:p>
          </table:table-cell>
          <table:table-cell table:style-name="ce46" office:value-type="float" office:value="86.5557" calcext:value-type="float">
            <text:p>86,556</text:p>
          </table:table-cell>
          <table:table-cell table:style-name="ce46" office:value-type="float" office:value="0.0057" calcext:value-type="float">
            <text:p>0,006</text:p>
          </table:table-cell>
          <table:table-cell table:style-name="ce46" office:value-type="float" office:value="236.984" calcext:value-type="float">
            <text:p>236,984</text:p>
          </table:table-cell>
          <table:table-cell table:style-name="ce46" office:value-type="float" office:value="0.011" calcext:value-type="float">
            <text:p>0,011</text:p>
          </table:table-cell>
          <table:table-cell table:style-name="ce46" office:value-type="float" office:value="340.808" calcext:value-type="float">
            <text:p>340,808</text:p>
          </table:table-cell>
          <table:table-cell table:style-name="ce46" office:value-type="float" office:value="0" calcext:value-type="float">
            <text:p>0,000</text:p>
          </table:table-cell>
          <table:table-cell table:style-name="ce46" office:value-type="float" office:value="312.55" calcext:value-type="float">
            <text:p>312,550</text:p>
          </table:table-cell>
          <table:table-cell table:number-columns-repeated="3"/>
          <table:table-cell table:style-name="ce1" office:value-type="string" calcext:value-type="string">
            <text:p>I_C_f / A</text:p>
          </table:table-cell>
          <table:table-cell table:style-name="ce47" office:value-type="float" office:value="0" calcext:value-type="float">
            <text:p>0,000</text:p>
          </table:table-cell>
          <table:table-cell table:style-name="ce47" office:value-type="float" office:value="6.581" calcext:value-type="float">
            <text:p>6,581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I_L_f / A</text:p>
          </table:table-cell>
          <table:table-cell office:value-type="float" office:value="0.0019" calcext:value-type="float">
            <text:p>0,002</text:p>
          </table:table-cell>
          <table:table-cell office:value-type="float" office:value="10.2234" calcext:value-type="float">
            <text:p>10,223</text:p>
          </table:table-cell>
          <table:table-cell office:value-type="float" office:value="0.0025" calcext:value-type="float">
            <text:p>0,003</text:p>
          </table:table-cell>
          <table:table-cell office:value-type="float" office:value="108.534" calcext:value-type="float">
            <text:p>108,534</text:p>
          </table:table-cell>
          <table:table-cell table:style-name="ce47" office:value-type="float" office:value="-0.0006" calcext:value-type="float">
            <text:p>-0,001</text:p>
          </table:table-cell>
          <table:table-cell table:style-name="ce47" office:value-type="float" office:value="153.356" calcext:value-type="float">
            <text:p>153,356</text:p>
          </table:table-cell>
          <table:table-cell table:style-name="ce47" office:value-type="float" office:value="0.0008" calcext:value-type="float">
            <text:p>0,001</text:p>
          </table:table-cell>
          <table:table-cell table:style-name="ce47" office:value-type="float" office:value="145.172" calcext:value-type="float">
            <text:p>145,172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covered-table-cell/>
          <table:table-cell table:style-name="ce1" office:value-type="string" calcext:value-type="string">
            <text:p>I_C_f / A</text:p>
          </table:table-cell>
          <table:table-cell office:value-type="float" office:value="0.0056" calcext:value-type="float">
            <text:p>0,006</text:p>
          </table:table-cell>
          <table:table-cell office:value-type="float" office:value="6.4624" calcext:value-type="float">
            <text:p>6,462</text:p>
          </table:table-cell>
          <table:table-cell office:value-type="float" office:value="0.0025" calcext:value-type="float">
            <text:p>0,003</text:p>
          </table:table-cell>
          <table:table-cell office:value-type="float" office:value="115.958" calcext:value-type="float">
            <text:p>115,958</text:p>
          </table:table-cell>
          <table:table-cell table:style-name="ce47" office:value-type="float" office:value="-0.001" calcext:value-type="float">
            <text:p>-0,001</text:p>
          </table:table-cell>
          <table:table-cell table:style-name="ce47" office:value-type="float" office:value="160.755" calcext:value-type="float">
            <text:p>160,755</text:p>
          </table:table-cell>
          <table:table-cell table:style-name="ce47" office:value-type="float" office:value="0" calcext:value-type="float">
            <text:p>0,000</text:p>
          </table:table-cell>
          <table:table-cell table:style-name="ce47" office:value-type="float" office:value="150.299" calcext:value-type="float">
            <text:p>150,299</text:p>
          </table:table-cell>
          <table:table-cell table:number-columns-repeated="3"/>
          <table:table-cell table:style-name="ce1" office:value-type="string" calcext:value-type="string">
            <text:p>p_trans_max / W</text:p>
          </table:table-cell>
          <table:table-cell table:style-name="ce47" office:value-type="float" office:value="345.654" calcext:value-type="float">
            <text:p>345,654</text:p>
          </table:table-cell>
          <table:table-cell table:style-name="ce47" office:value-type="float" office:value="675.115" calcext:value-type="float">
            <text:p>675,115</text:p>
          </table:table-cell>
        </table:table-row>
        <table:table-row table:style-name="ro1">
          <table:covered-table-cell/>
          <table:table-cell table:style-name="ce1"/>
          <table:table-cell table:style-name="ce32" table:number-columns-repeated="2"/>
          <table:table-cell table:number-columns-repeated="2"/>
          <table:table-cell table:style-name="ce47" table:number-columns-repeated="4"/>
          <table:table-cell table:number-columns-repeated="4"/>
          <table:table-cell table:style-name="ce30" table:number-columns-repeated="2"/>
        </table:table-row>
        <table:table-row table:style-name="ro1">
          <table:covered-table-cell/>
          <table:table-cell table:style-name="ce1" office:value-type="string" calcext:value-type="string">
            <text:p>p_trans_max / W</text:p>
          </table:table-cell>
          <table:table-cell office:value-type="float" office:value="350.439" calcext:value-type="float">
            <text:p>350,439</text:p>
          </table:table-cell>
          <table:table-cell office:value-type="float" office:value="684.194" calcext:value-type="float">
            <text:p>684,194</text:p>
          </table:table-cell>
          <table:table-cell office:value-type="float" office:value="185.026" calcext:value-type="float">
            <text:p>185,026</text:p>
          </table:table-cell>
          <table:table-cell office:value-type="float" office:value="317.222" calcext:value-type="float">
            <text:p>317,222</text:p>
          </table:table-cell>
          <table:table-cell table:style-name="ce47" office:value-type="float" office:value="83.8181" calcext:value-type="float">
            <text:p>83,818</text:p>
          </table:table-cell>
          <table:table-cell table:style-name="ce47" office:value-type="float" office:value="340.832" calcext:value-type="float">
            <text:p>340,832</text:p>
          </table:table-cell>
          <table:table-cell table:style-name="ce47" office:value-type="float" office:value="78.3974" calcext:value-type="float">
            <text:p>78,397</text:p>
          </table:table-cell>
          <table:table-cell table:style-name="ce47" office:value-type="float" office:value="164.798" calcext:value-type="float">
            <text:p>164,798</text:p>
          </table:table-cell>
          <table:table-cell table:number-columns-repeated="4"/>
          <table:table-cell table:style-name="ce34" table:number-columns-repeated="2"/>
        </table:table-row>
        <table:table-row table:style-name="ro1">
          <table:covered-table-cell/>
          <table:table-cell table:style-name="ce1"/>
          <table:table-cell table:number-columns-repeated="4"/>
          <table:table-cell table:style-name="ce47" table:number-columns-repeated="4"/>
          <table:table-cell table:number-columns-repeated="6"/>
        </table:table-row>
        <table:table-row table:style-name="ro1">
          <table:covered-table-cell table:style-name="ce34"/>
          <table:table-cell table:style-name="ce41"/>
          <table:table-cell table:style-name="ce48" table:number-columns-repeated="8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1" table:number-rows-spanned="7">
            <text:p>R_L = inf</text:p>
          </table:table-cell>
          <table:table-cell table:style-name="ce40" office:value-type="string" calcext:value-type="string">
            <text:p>U_L_f / V</text:p>
          </table:table-cell>
          <table:table-cell table:style-name="ce46" office:value-type="float" office:value="0.000245" calcext:value-type="float">
            <text:p>0,000</text:p>
          </table:table-cell>
          <table:table-cell table:style-name="ce46" office:value-type="float" office:value="89.1249" calcext:value-type="float">
            <text:p>89,125</text:p>
          </table:table-cell>
          <table:table-cell table:style-name="ce46" office:value-type="float" office:value="0.008" calcext:value-type="float">
            <text:p>0,008</text:p>
          </table:table-cell>
          <table:table-cell table:style-name="ce46" office:value-type="float" office:value="245.12" calcext:value-type="float">
            <text:p>245,120</text:p>
          </table:table-cell>
          <table:table-cell table:style-name="ce47" office:value-type="float" office:value="0.00489" calcext:value-type="float">
            <text:p>0,005</text:p>
          </table:table-cell>
          <table:table-cell table:style-name="ce47" office:value-type="float" office:value="409.826" calcext:value-type="float">
            <text:p>409,826</text:p>
          </table:table-cell>
          <table:table-cell table:style-name="ce47" office:value-type="float" office:value="-0.00448" calcext:value-type="float">
            <text:p>-0,004</text:p>
          </table:table-cell>
          <table:table-cell table:style-name="ce47" office:value-type="float" office:value="299.584" calcext:value-type="float">
            <text:p>299,584</text:p>
          </table:table-cell>
          <table:table-cell table:number-columns-repeated="6"/>
        </table:table-row>
        <table:table-row table:style-name="ro1">
          <table:covered-table-cell/>
          <table:table-cell table:style-name="ce1" office:value-type="string" calcext:value-type="string">
            <text:p>I_L_f / A</text:p>
          </table:table-cell>
          <table:table-cell office:value-type="float" office:value="0.0017" calcext:value-type="float">
            <text:p>0,002</text:p>
          </table:table-cell>
          <table:table-cell office:value-type="float" office:value="10.1427" calcext:value-type="float">
            <text:p>10,143</text:p>
          </table:table-cell>
          <table:table-cell office:value-type="float" office:value="0.0022" calcext:value-type="float">
            <text:p>0,002</text:p>
          </table:table-cell>
          <table:table-cell office:value-type="float" office:value="139.904" calcext:value-type="float">
            <text:p>139,904</text:p>
          </table:table-cell>
          <table:table-cell table:style-name="ce47" office:value-type="float" office:value="-0.005" calcext:value-type="float">
            <text:p>-0,005</text:p>
          </table:table-cell>
          <table:table-cell table:style-name="ce47" office:value-type="float" office:value="194.529" calcext:value-type="float">
            <text:p>194,529</text:p>
          </table:table-cell>
          <table:table-cell table:style-name="ce47" office:value-type="float" office:value="0" calcext:value-type="float">
            <text:p>0,000</text:p>
          </table:table-cell>
          <table:table-cell table:style-name="ce47" office:value-type="float" office:value="139.149" calcext:value-type="float">
            <text:p>139,149</text:p>
          </table:table-cell>
          <table:table-cell table:number-columns-repeated="3"/>
          <table:table-cell office:value-type="string" calcext:value-type="string">
            <text:p>FPWM = 46kHz</text:p>
          </table:table-cell>
          <table:table-cell table:number-columns-repeated="2"/>
        </table:table-row>
        <table:table-row table:style-name="ro1">
          <table:covered-table-cell/>
          <table:table-cell table:style-name="ce1" office:value-type="string" calcext:value-type="string">
            <text:p>I_C_f / A</text:p>
          </table:table-cell>
          <table:table-cell office:value-type="float" office:value="0.0017" calcext:value-type="float">
            <text:p>0,002</text:p>
          </table:table-cell>
          <table:table-cell office:value-type="float" office:value="10.143" calcext:value-type="float">
            <text:p>10,143</text:p>
          </table:table-cell>
          <table:table-cell office:value-type="float" office:value="0.0022" calcext:value-type="float">
            <text:p>0,002</text:p>
          </table:table-cell>
          <table:table-cell office:value-type="float" office:value="139.904" calcext:value-type="float">
            <text:p>139,904</text:p>
          </table:table-cell>
          <table:table-cell table:style-name="ce47" office:value-type="float" office:value="-0.005" calcext:value-type="float">
            <text:p>-0,005</text:p>
          </table:table-cell>
          <table:table-cell table:style-name="ce47" office:value-type="float" office:value="194.529" calcext:value-type="float">
            <text:p>194,529</text:p>
          </table:table-cell>
          <table:table-cell table:style-name="ce47" office:value-type="float" office:value="-0.002" calcext:value-type="float">
            <text:p>-0,002</text:p>
          </table:table-cell>
          <table:table-cell table:style-name="ce47" office:value-type="float" office:value="139.149" calcext:value-type="float">
            <text:p>139,149</text:p>
          </table:table-cell>
          <table:table-cell table:number-columns-repeated="4"/>
          <table:table-cell table:style-name="ce18" office:value-type="string" calcext:value-type="string">
            <text:p>avg</text:p>
          </table:table-cell>
          <table:table-cell table:style-name="ce18" office:value-type="string" calcext:value-type="string">
            <text:p>abs_max</text:p>
          </table:table-cell>
        </table:table-row>
        <table:table-row table:style-name="ro1">
          <table:covered-table-cell/>
          <table:table-cell table:style-name="ce1"/>
          <table:table-cell table:number-columns-repeated="4"/>
          <table:table-cell table:style-name="ce47" table:number-columns-repeated="4"/>
          <table:table-cell table:number-columns-repeated="3"/>
          <table:table-cell table:style-name="ce40" office:value-type="string" calcext:value-type="string">
            <text:p>U_L_f / V</text:p>
          </table:table-cell>
          <table:table-cell table:style-name="ce46" office:value-type="float" office:value="-0" calcext:value-type="float">
            <text:p>0,000</text:p>
          </table:table-cell>
          <table:table-cell table:style-name="ce46" office:value-type="float" office:value="74.2908" calcext:value-type="float">
            <text:p>74,291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p_trans_max / W</text:p>
          </table:table-cell>
          <table:table-cell office:value-type="float" office:value="0" calcext:value-type="float">
            <text:p>0,000</text:p>
          </table:table-cell>
          <table:table-cell table:style-name="ce45" office:value-type="float" office:value="0" calcext:value-type="float">
            <text:p>0,000</text:p>
          </table:table-cell>
          <table:table-cell table:number-columns-repeated="2" office:value-type="float" office:value="0" calcext:value-type="float">
            <text:p>0,000</text:p>
          </table:table-cell>
          <table:table-cell table:number-columns-repeated="4" table:style-name="ce47" office:value-type="float" office:value="0" calcext:value-type="float">
            <text:p>0,000</text:p>
          </table:table-cell>
          <table:table-cell table:number-columns-repeated="3"/>
          <table:table-cell table:style-name="ce1" office:value-type="string" calcext:value-type="string">
            <text:p>I_L_f / A</text:p>
          </table:table-cell>
          <table:table-cell table:style-name="ce47" office:value-type="float" office:value="0.006" calcext:value-type="float">
            <text:p>0,006</text:p>
          </table:table-cell>
          <table:table-cell table:style-name="ce47" office:value-type="float" office:value="10.1504" calcext:value-type="float">
            <text:p>10,150</text:p>
          </table:table-cell>
        </table:table-row>
        <table:table-row table:style-name="ro1">
          <table:covered-table-cell/>
          <table:table-cell table:style-name="ce1"/>
          <table:table-cell table:number-columns-repeated="4"/>
          <table:table-cell table:style-name="ce47" table:number-columns-repeated="4"/>
          <table:table-cell table:number-columns-repeated="3"/>
          <table:table-cell table:style-name="ce1" office:value-type="string" calcext:value-type="string">
            <text:p>I_C_f / A</text:p>
          </table:table-cell>
          <table:table-cell table:style-name="ce47" office:value-type="float" office:value="-0.0004" calcext:value-type="float">
            <text:p>0,000</text:p>
          </table:table-cell>
          <table:table-cell table:style-name="ce47" office:value-type="float" office:value="6.485" calcext:value-type="float">
            <text:p>6,485</text:p>
          </table:table-cell>
        </table:table-row>
        <table:table-row table:style-name="ro1">
          <table:covered-table-cell table:style-name="ce34"/>
          <table:table-cell table:style-name="ce41"/>
          <table:table-cell table:style-name="ce48" table:number-columns-repeated="8"/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3"/>
          <table:table-cell table:style-name="ce1" office:value-type="string" calcext:value-type="string">
            <text:p>p_trans_max / W</text:p>
          </table:table-cell>
          <table:table-cell table:style-name="ce47" office:value-type="float" office:value="345.671" calcext:value-type="float">
            <text:p>345,671</text:p>
          </table:table-cell>
          <table:table-cell table:style-name="ce47" office:value-type="float" office:value="674.983" calcext:value-type="float">
            <text:p>674,983</text:p>
          </table:table-cell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4"/>
          <table:table-cell table:style-name="ce30" table:number-columns-repeated="2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4"/>
          <table:table-cell table:style-name="ce34" table:number-columns-repeated="2"/>
        </table:table-row>
        <table:table-row table:style-name="ro1">
          <table:table-cell table:style-name="Default" table:number-columns-repeated="2"/>
          <table:table-cell table:style-name="ce33" office:value-type="string" calcext:value-type="string">
            <text:p>Anmerkung: Usec springt kurzzeitig auf -6e9 V. Zeitlich nicht auflösbar, t_peak « 0,00000001s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In den anderen Fällen ebenfalls, bzw. deutlich (Faktor e6) größer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FPWM = 48 kHz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4"/>
          <table:table-cell table:style-name="ce18" office:value-type="string" calcext:value-type="string">
            <text:p>avg</text:p>
          </table:table-cell>
          <table:table-cell table:style-name="ce18" office:value-type="string" calcext:value-type="string">
            <text:p>abs_max</text:p>
          </table:table-cell>
        </table:table-row>
        <table:table-row table:style-name="ro1">
          <table:table-cell table:style-name="ce54" office:value-type="string" calcext:value-type="string" table:number-columns-spanned="4" table:number-rows-spanned="2">
            <text:p>Test in pv_lut_abschalt → keine weitere Abschaltmimik, avg im eingeschwungenen Zustand, inkl. L_Tr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ce40" office:value-type="string" calcext:value-type="string">
            <text:p>U_L_f / V</text:p>
          </table:table-cell>
          <table:table-cell table:style-name="ce46" office:value-type="float" office:value="-0.0018" calcext:value-type="float">
            <text:p>-0,002</text:p>
          </table:table-cell>
          <table:table-cell table:style-name="ce46" office:value-type="float" office:value="74.3172" calcext:value-type="float">
            <text:p>74,317</text:p>
          </table:table-cell>
        </table:table-row>
        <table:table-row table:style-name="ro1">
          <table:covered-table-cell table:style-name="ce44"/>
          <table:covered-table-cell table:number-columns-repeated="3" table:style-name="Default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ce1" office:value-type="string" calcext:value-type="string">
            <text:p>I_L_f / A</text:p>
          </table:table-cell>
          <table:table-cell table:style-name="ce47" office:value-type="float" office:value="0.0110093" calcext:value-type="float">
            <text:p>0,011</text:p>
          </table:table-cell>
          <table:table-cell table:style-name="ce47" office:value-type="float" office:value="10.1585" calcext:value-type="float">
            <text:p>10,159</text:p>
          </table:table-cell>
        </table:table-row>
        <table:table-row table:style-name="ro1">
          <table:table-cell table:style-name="ce31" office:value-type="string" calcext:value-type="string" table:number-columns-spanned="2" table:number-rows-spanned="3">
            <text:p>C1 = 100uC, <text:span text:style-name="T1">R_C = TRUE, fPWM = 48kHz</text:span></text:p>
          </table:table-cell>
          <table:covered-table-cell table:style-name="ce37"/>
          <table:table-cell table:style-name="ce5" office:value-type="string" calcext:value-type="string" table:number-columns-spanned="2" table:number-rows-spanned="1">
            <text:p>f_n / Hz</text:p>
          </table:table-cell>
          <table:covered-table-cell table:style-name="ce49"/>
          <table:table-cell table:style-name="ce92" table:number-columns-repeated="2"/>
          <table:table-cell table:style-name="ce1" table:number-columns-repeated="4"/>
          <table:table-cell table:number-columns-repeated="3"/>
          <table:table-cell table:style-name="ce1" office:value-type="string" calcext:value-type="string">
            <text:p>I_C_f / A</text:p>
          </table:table-cell>
          <table:table-cell table:style-name="ce47" office:value-type="float" office:value="-0.00449" calcext:value-type="float">
            <text:p>-0,004</text:p>
          </table:table-cell>
          <table:table-cell table:style-name="ce47" office:value-type="float" office:value="6.41994" calcext:value-type="float">
            <text:p>6,420</text:p>
          </table:table-cell>
        </table:table-row>
        <table:table-row table:style-name="ro1">
          <table:covered-table-cell table:style-name="ce27"/>
          <table:covered-table-cell table:style-name="ce38"/>
          <table:table-cell table:style-name="ce5" office:value-type="float" office:value="500" calcext:value-type="float" table:number-columns-spanned="2" table:number-rows-spanned="1">
            <text:p>500</text:p>
          </table:table-cell>
          <table:covered-table-cell table:style-name="ce50"/>
          <table:table-cell table:style-name="ce93"/>
          <table:table-cell table:style-name="ce94"/>
          <table:table-cell table:style-name="ce93"/>
          <table:table-cell table:style-name="ce92"/>
          <table:table-cell table:style-name="ce93"/>
          <table:table-cell table:style-name="ce92"/>
          <table:table-cell table:number-columns-repeated="3"/>
          <table:table-cell table:style-name="ce1"/>
          <table:table-cell table:number-columns-repeated="2"/>
        </table:table-row>
        <table:table-row table:style-name="ro1">
          <table:covered-table-cell table:style-name="ce28"/>
          <table:covered-table-cell table:style-name="ce39"/>
          <table:table-cell table:style-name="ce18" office:value-type="string" calcext:value-type="string">
            <text:p>avg</text:p>
          </table:table-cell>
          <table:table-cell table:style-name="ce18" office:value-type="string" calcext:value-type="string">
            <text:p>abs_max</text:p>
          </table:table-cell>
          <table:table-cell table:style-name="ce92" table:number-columns-repeated="6"/>
          <table:table-cell table:number-columns-repeated="3"/>
          <table:table-cell table:style-name="ce1" office:value-type="string" calcext:value-type="string">
            <text:p>p_trans_max / W</text:p>
          </table:table-cell>
          <table:table-cell table:style-name="ce47" office:value-type="float" office:value="345.88" calcext:value-type="float">
            <text:p>345,880</text:p>
          </table:table-cell>
          <table:table-cell table:style-name="ce47" office:value-type="float" office:value="675.069" calcext:value-type="float">
            <text:p>675,069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8">
            <text:p>R_L = 0</text:p>
          </table:table-cell>
          <table:table-cell table:style-name="ce49" office:value-type="string" calcext:value-type="string">
            <text:p>U_L_f / V</text:p>
          </table:table-cell>
          <table:table-cell table:style-name="ce83" office:value-type="float" office:value="-0.00536688" calcext:value-type="float">
            <text:p>-0,005</text:p>
          </table:table-cell>
          <table:table-cell table:style-name="ce88" office:value-type="float" office:value="97.3866" calcext:value-type="float">
            <text:p>97,387</text:p>
          </table:table-cell>
          <table:table-cell table:style-name="ce86" table:number-columns-repeated="4"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I_L_f / A</text:p>
          </table:table-cell>
          <table:table-cell table:style-name="ce84" office:value-type="float" office:value="-0.0013" calcext:value-type="float">
            <text:p>-0,001</text:p>
          </table:table-cell>
          <table:table-cell table:style-name="ce89" office:value-type="float" office:value="51.7264" calcext:value-type="float">
            <text:p>51,726</text:p>
          </table:table-cell>
          <table:table-cell table:style-name="ce86" table:number-columns-repeated="4"/>
          <table:table-cell table:number-columns-repeated="5"/>
          <table:table-cell office:value-type="string" calcext:value-type="string">
            <text:p>FPWM = 50kHz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_C_f / A</text:p>
          </table:table-cell>
          <table:table-cell table:style-name="ce84" office:value-type="float" office:value="-0.0014" calcext:value-type="float">
            <text:p>-0,001</text:p>
          </table:table-cell>
          <table:table-cell table:style-name="ce89" office:value-type="float" office:value="57.91" calcext:value-type="float">
            <text:p>57,910</text:p>
          </table:table-cell>
          <table:table-cell table:style-name="ce86" table:number-columns-repeated="4"/>
          <table:table-cell table:number-columns-repeated="6"/>
          <table:table-cell table:style-name="ce18" office:value-type="string" calcext:value-type="string">
            <text:p>avg</text:p>
          </table:table-cell>
          <table:table-cell table:style-name="ce18" office:value-type="string" calcext:value-type="string">
            <text:p>abs_max</text:p>
          </table:table-cell>
        </table:table-row>
        <table:table-row table:style-name="ro1">
          <table:covered-table-cell/>
          <table:table-cell table:style-name="ce34" office:value-type="string" calcext:value-type="string">
            <text:p>p_trans_max / W</text:p>
          </table:table-cell>
          <table:table-cell table:style-name="ce85" office:value-type="float" office:value="0.00014" calcext:value-type="float">
            <text:p>0,000</text:p>
          </table:table-cell>
          <table:table-cell table:style-name="ce90" office:value-type="float" office:value="0.00029" calcext:value-type="float">
            <text:p>0,000</text:p>
          </table:table-cell>
          <table:table-cell table:style-name="ce86" table:number-columns-repeated="3"/>
          <table:table-cell table:number-columns-repeated="6"/>
          <table:table-cell table:style-name="ce40" office:value-type="string" calcext:value-type="string">
            <text:p>U_L_f / V</text:p>
          </table:table-cell>
          <table:table-cell table:style-name="ce46" office:value-type="float" office:value="-0" calcext:value-type="float">
            <text:p>0,000</text:p>
          </table:table-cell>
          <table:table-cell table:style-name="ce46" office:value-type="float" office:value="74.28" calcext:value-type="float">
            <text:p>74,280</text:p>
          </table:table-cell>
        </table:table-row>
        <table:table-row table:style-name="ro1">
          <table:covered-table-cell/>
          <table:table-cell table:style-name="ce38" office:value-type="string" calcext:value-type="string">
            <text:p>I_C1</text:p>
          </table:table-cell>
          <table:table-cell table:style-name="ce86" office:value-type="float" office:value="-0.0013" calcext:value-type="float">
            <text:p>-0,001</text:p>
          </table:table-cell>
          <table:table-cell table:style-name="ce89" office:value-type="float" office:value="54.1467" calcext:value-type="float">
            <text:p>54,147</text:p>
          </table:table-cell>
          <table:table-cell table:style-name="ce86" table:number-columns-repeated="4"/>
          <table:table-cell table:number-columns-repeated="5"/>
          <table:table-cell table:style-name="ce1" office:value-type="string" calcext:value-type="string">
            <text:p>I_L_f / A</text:p>
          </table:table-cell>
          <table:table-cell table:style-name="ce47" office:value-type="float" office:value="0.006" calcext:value-type="float">
            <text:p>0,006</text:p>
          </table:table-cell>
          <table:table-cell table:style-name="ce47" office:value-type="float" office:value="10.146" calcext:value-type="float">
            <text:p>10,146</text:p>
          </table:table-cell>
        </table:table-row>
        <table:table-row table:style-name="ro1">
          <table:covered-table-cell/>
          <table:table-cell office:value-type="string" calcext:value-type="string">
            <text:p>I_R1</text:p>
          </table:table-cell>
          <table:table-cell table:style-name="ce84" office:value-type="float" office:value="0" calcext:value-type="float">
            <text:p>0,000</text:p>
          </table:table-cell>
          <table:table-cell table:style-name="ce89" office:value-type="float" office:value="0" calcext:value-type="float">
            <text:p>0,000</text:p>
          </table:table-cell>
          <table:table-cell table:style-name="ce86" table:number-columns-repeated="4"/>
          <table:table-cell table:number-columns-repeated="5"/>
          <table:table-cell table:style-name="ce1" office:value-type="string" calcext:value-type="string">
            <text:p>I_C_f / A</text:p>
          </table:table-cell>
          <table:table-cell table:style-name="ce47" office:value-type="float" office:value="-0.0004" calcext:value-type="float">
            <text:p>0,000</text:p>
          </table:table-cell>
          <table:table-cell table:style-name="ce47" office:value-type="float" office:value="6.318" calcext:value-type="float">
            <text:p>6,318</text:p>
          </table:table-cell>
        </table:table-row>
        <table:table-row table:style-name="ro1">
          <table:covered-table-cell table:style-name="ce34"/>
          <table:table-cell office:value-type="string" calcext:value-type="string">
            <text:p>U_C1</text:p>
          </table:table-cell>
          <table:table-cell table:style-name="ce84" office:value-type="float" office:value="84.409" calcext:value-type="float">
            <text:p>84,409</text:p>
          </table:table-cell>
          <table:table-cell table:style-name="ce89" office:value-type="float" office:value="92.6227" calcext:value-type="float">
            <text:p>92,623</text:p>
          </table:table-cell>
          <table:table-cell table:style-name="ce86" table:number-columns-repeated="4"/>
          <table:table-cell table:number-columns-repeated="5"/>
          <table:table-cell table:style-name="ce1"/>
          <table:table-cell table:number-columns-repeated="2"/>
        </table:table-row>
        <table:table-row table:style-name="ro1">
          <table:covered-table-cell table:style-name="ce5"/>
          <table:table-cell table:style-name="ce34" office:value-type="string" calcext:value-type="string">
            <text:p>I_PV</text:p>
          </table:table-cell>
          <table:table-cell table:style-name="ce85" office:value-type="float" office:value="0.5897" calcext:value-type="float">
            <text:p>0,590</text:p>
          </table:table-cell>
          <table:table-cell table:style-name="ce90" office:value-type="float" office:value="4.65046" calcext:value-type="float">
            <text:p>4,650</text:p>
          </table:table-cell>
          <table:table-cell table:style-name="ce86" table:number-columns-repeated="4"/>
          <table:table-cell table:number-columns-repeated="5"/>
          <table:table-cell table:style-name="ce1" office:value-type="string" calcext:value-type="string">
            <text:p>p_trans_max / W</text:p>
          </table:table-cell>
          <table:table-cell table:style-name="ce47" office:value-type="float" office:value="345.633" calcext:value-type="float">
            <text:p>345,633</text:p>
          </table:table-cell>
          <table:table-cell table:style-name="ce47" office:value-type="float" office:value="675.048" calcext:value-type="float">
            <text:p>675,048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8">
            <text:p>R_L = R_L</text:p>
          </table:table-cell>
          <table:table-cell office:value-type="string" calcext:value-type="string">
            <text:p>U_L_f / V</text:p>
          </table:table-cell>
          <table:table-cell table:style-name="ce83" office:value-type="float" office:value="-0.00533" calcext:value-type="float">
            <text:p>-0,005</text:p>
          </table:table-cell>
          <table:table-cell table:style-name="ce88" office:value-type="float" office:value="96.7646" calcext:value-type="float">
            <text:p>96,765</text:p>
          </table:table-cell>
          <table:table-cell table:style-name="ce86" table:number-columns-repeated="4"/>
          <table:table-cell table:number-columns-repeated="6"/>
          <table:table-cell table:style-name="ce30" table:number-columns-repeated="2"/>
        </table:table-row>
        <table:table-row table:style-name="ro1">
          <table:covered-table-cell/>
          <table:table-cell office:value-type="string" calcext:value-type="string">
            <text:p>I_L_f / A</text:p>
          </table:table-cell>
          <table:table-cell table:style-name="ce84" office:value-type="float" office:value="-0.00135" calcext:value-type="float">
            <text:p>-0,001</text:p>
          </table:table-cell>
          <table:table-cell table:style-name="ce89" office:value-type="float" office:value="51.1895" calcext:value-type="float">
            <text:p>51,190</text:p>
          </table:table-cell>
          <table:table-cell table:style-name="ce86" table:number-columns-repeated="4"/>
          <table:table-cell table:number-columns-repeated="6"/>
          <table:table-cell table:style-name="ce34" table:number-columns-repeated="2"/>
        </table:table-row>
        <table:table-row table:style-name="ro1">
          <table:covered-table-cell/>
          <table:table-cell office:value-type="string" calcext:value-type="string">
            <text:p>I_C_f / A</text:p>
          </table:table-cell>
          <table:table-cell table:style-name="ce84" office:value-type="float" office:value="-0.0016" calcext:value-type="float">
            <text:p>-0,002</text:p>
          </table:table-cell>
          <table:table-cell table:style-name="ce89" office:value-type="float" office:value="56.4803" calcext:value-type="float">
            <text:p>56,480</text:p>
          </table:table-cell>
          <table:table-cell table:style-name="ce86" table:number-columns-repeated="4"/>
          <table:table-cell table:number-columns-repeated="8"/>
        </table:table-row>
        <table:table-row table:style-name="ro1">
          <table:covered-table-cell/>
          <table:table-cell table:style-name="ce34" office:value-type="string" calcext:value-type="string">
            <text:p>p_trans_max / W</text:p>
          </table:table-cell>
          <table:table-cell table:style-name="ce85" office:value-type="float" office:value="116.112" calcext:value-type="float">
            <text:p>116,112</text:p>
          </table:table-cell>
          <table:table-cell table:style-name="ce90" office:value-type="float" office:value="227.826" calcext:value-type="float">
            <text:p>227,826</text:p>
          </table:table-cell>
          <table:table-cell table:style-name="ce86" table:number-columns-repeated="4"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I_C1</text:p>
          </table:table-cell>
          <table:table-cell table:style-name="ce84" office:value-type="float" office:value="-0.00129" calcext:value-type="float">
            <text:p>-0,001</text:p>
          </table:table-cell>
          <table:table-cell table:style-name="ce89" office:value-type="float" office:value="51.7078" calcext:value-type="float">
            <text:p>51,708</text:p>
          </table:table-cell>
          <table:table-cell table:style-name="ce86" table:number-columns-repeated="4"/>
          <table:table-cell table:number-columns-repeated="8"/>
        </table:table-row>
        <table:table-row table:style-name="ro1">
          <table:covered-table-cell table:style-name="ce34"/>
          <table:table-cell office:value-type="string" calcext:value-type="string">
            <text:p>I_R1</text:p>
          </table:table-cell>
          <table:table-cell table:style-name="ce84" office:value-type="float" office:value="0" calcext:value-type="float">
            <text:p>0,000</text:p>
          </table:table-cell>
          <table:table-cell table:style-name="ce89" office:value-type="float" office:value="0" calcext:value-type="float">
            <text:p>0,000</text:p>
          </table:table-cell>
          <table:table-cell table:style-name="ce86" table:number-columns-repeated="4"/>
          <table:table-cell table:number-columns-repeated="5"/>
          <table:table-cell office:value-type="string" calcext:value-type="string">
            <text:p>FPWM = 52kHz</text:p>
          </table:table-cell>
          <table:table-cell table:number-columns-repeated="2"/>
        </table:table-row>
        <table:table-row table:style-name="ro1">
          <table:covered-table-cell table:style-name="ce5"/>
          <table:table-cell office:value-type="string" calcext:value-type="string">
            <text:p>U_C1</text:p>
          </table:table-cell>
          <table:table-cell table:style-name="ce84" office:value-type="float" office:value="81.7117" calcext:value-type="float">
            <text:p>81,712</text:p>
          </table:table-cell>
          <table:table-cell table:style-name="ce89" office:value-type="float" office:value="89.5857" calcext:value-type="float">
            <text:p>89,586</text:p>
          </table:table-cell>
          <table:table-cell table:style-name="ce86" table:number-columns-repeated="4"/>
          <table:table-cell table:number-columns-repeated="6"/>
          <table:table-cell table:style-name="ce18" office:value-type="string" calcext:value-type="string">
            <text:p>avg</text:p>
          </table:table-cell>
          <table:table-cell table:style-name="ce18" office:value-type="string" calcext:value-type="string">
            <text:p>abs_max</text:p>
          </table:table-cell>
        </table:table-row>
        <table:table-row table:style-name="ro1">
          <table:covered-table-cell/>
          <table:table-cell office:value-type="string" calcext:value-type="string">
            <text:p>I_PV</text:p>
          </table:table-cell>
          <table:table-cell table:style-name="ce85" office:value-type="float" office:value="1.96261" calcext:value-type="float">
            <text:p>1,963</text:p>
          </table:table-cell>
          <table:table-cell table:style-name="ce90" office:value-type="float" office:value="4.9214" calcext:value-type="float">
            <text:p>4,921</text:p>
          </table:table-cell>
          <table:table-cell table:style-name="ce86" table:number-columns-repeated="4"/>
          <table:table-cell table:number-columns-repeated="5"/>
          <table:table-cell table:style-name="ce40" office:value-type="string" calcext:value-type="string">
            <text:p>U_L_f / V</text:p>
          </table:table-cell>
          <table:table-cell table:style-name="ce46" office:value-type="float" office:value="-0" calcext:value-type="float">
            <text:p>0,000</text:p>
          </table:table-cell>
          <table:table-cell table:style-name="ce46" office:value-type="float" office:value="74.28" calcext:value-type="float">
            <text:p>74,280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8">
            <text:p>R_L = inf</text:p>
          </table:table-cell>
          <table:table-cell table:style-name="ce49" office:value-type="string" calcext:value-type="string">
            <text:p>U_L_f / V</text:p>
          </table:table-cell>
          <table:table-cell table:style-name="ce83" office:value-type="float" office:value="-0.0065" calcext:value-type="float">
            <text:p>-0,007</text:p>
          </table:table-cell>
          <table:table-cell table:style-name="ce88" office:value-type="float" office:value="108.531" calcext:value-type="float">
            <text:p>108,531</text:p>
          </table:table-cell>
          <table:table-cell table:style-name="ce86" table:number-columns-repeated="4"/>
          <table:table-cell table:number-columns-repeated="5"/>
          <table:table-cell table:style-name="ce1" office:value-type="string" calcext:value-type="string">
            <text:p>I_L_f / A</text:p>
          </table:table-cell>
          <table:table-cell table:style-name="ce47" office:value-type="float" office:value="0.006" calcext:value-type="float">
            <text:p>0,006</text:p>
          </table:table-cell>
          <table:table-cell table:style-name="ce47" office:value-type="float" office:value="10.1536" calcext:value-type="float">
            <text:p>10,154</text:p>
          </table:table-cell>
        </table:table-row>
        <table:table-row table:style-name="ro1">
          <table:covered-table-cell/>
          <table:table-cell office:value-type="string" calcext:value-type="string">
            <text:p>I_L_f / A</text:p>
          </table:table-cell>
          <table:table-cell table:style-name="ce84" office:value-type="float" office:value="-0.0019" calcext:value-type="float">
            <text:p>-0,002</text:p>
          </table:table-cell>
          <table:table-cell table:style-name="ce89" office:value-type="float" office:value="62.2602" calcext:value-type="float">
            <text:p>62,260</text:p>
          </table:table-cell>
          <table:table-cell table:style-name="ce86" table:number-columns-repeated="4"/>
          <table:table-cell table:number-columns-repeated="5"/>
          <table:table-cell table:style-name="ce1" office:value-type="string" calcext:value-type="string">
            <text:p>I_C_f / A</text:p>
          </table:table-cell>
          <table:table-cell table:style-name="ce47" office:value-type="float" office:value="-0.0004" calcext:value-type="float">
            <text:p>0,000</text:p>
          </table:table-cell>
          <table:table-cell table:style-name="ce47" office:value-type="float" office:value="6.2544" calcext:value-type="float">
            <text:p>6,254</text:p>
          </table:table-cell>
        </table:table-row>
        <table:table-row table:style-name="ro1">
          <table:covered-table-cell/>
          <table:table-cell office:value-type="string" calcext:value-type="string">
            <text:p>I_C_f / A</text:p>
          </table:table-cell>
          <table:table-cell table:style-name="ce84" office:value-type="float" office:value="-0.002" calcext:value-type="float">
            <text:p>-0,002</text:p>
          </table:table-cell>
          <table:table-cell table:style-name="ce91" office:value-type="float" office:value="62.26" calcext:value-type="float">
            <text:p>62,260</text:p>
          </table:table-cell>
          <table:table-cell table:style-name="ce86" table:number-columns-repeated="4"/>
          <table:table-cell table:number-columns-repeated="5"/>
          <table:table-cell table:style-name="ce1"/>
          <table:table-cell table:number-columns-repeated="2"/>
        </table:table-row>
        <table:table-row table:style-name="ro1">
          <table:covered-table-cell/>
          <table:table-cell table:style-name="ce34" office:value-type="string" calcext:value-type="string">
            <text:p>p_trans_max / W</text:p>
          </table:table-cell>
          <table:table-cell table:style-name="ce85" office:value-type="float" office:value="0" calcext:value-type="float">
            <text:p>0,000</text:p>
          </table:table-cell>
          <table:table-cell table:style-name="ce90" office:value-type="float" office:value="0" calcext:value-type="float">
            <text:p>0,000</text:p>
          </table:table-cell>
          <table:table-cell table:style-name="ce86" table:number-columns-repeated="4"/>
          <table:table-cell table:number-columns-repeated="5"/>
          <table:table-cell table:style-name="ce1" office:value-type="string" calcext:value-type="string">
            <text:p>p_trans_max / W</text:p>
          </table:table-cell>
          <table:table-cell table:style-name="ce47" office:value-type="float" office:value="345.604" calcext:value-type="float">
            <text:p>345,604</text:p>
          </table:table-cell>
          <table:table-cell table:style-name="ce47" office:value-type="float" office:value="674.974" calcext:value-type="float">
            <text:p>674,974</text:p>
          </table:table-cell>
        </table:table-row>
        <table:table-row table:style-name="ro1">
          <table:covered-table-cell table:style-name="ce34"/>
          <table:table-cell office:value-type="string" calcext:value-type="string">
            <text:p>I_C1</text:p>
          </table:table-cell>
          <table:table-cell table:style-name="ce84" office:value-type="float" office:value="-0.00148" calcext:value-type="float">
            <text:p>-0,001</text:p>
          </table:table-cell>
          <table:table-cell table:style-name="ce89" office:value-type="float" office:value="64.7614" calcext:value-type="float">
            <text:p>64,761</text:p>
          </table:table-cell>
          <table:table-cell table:style-name="ce86" table:number-columns-repeated="4"/>
          <table:table-cell table:number-columns-repeated="6"/>
          <table:table-cell table:style-name="ce30"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I_R1</text:p>
          </table:table-cell>
          <table:table-cell table:style-name="ce84" office:value-type="float" office:value="0" calcext:value-type="float">
            <text:p>0,000</text:p>
          </table:table-cell>
          <table:table-cell table:style-name="ce89" office:value-type="float" office:value="0" calcext:value-type="float">
            <text:p>0,000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ce34"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U_C1</text:p>
          </table:table-cell>
          <table:table-cell table:style-name="ce84" office:value-type="float" office:value="83.4877" calcext:value-type="float">
            <text:p>83,488</text:p>
          </table:table-cell>
          <table:table-cell table:style-name="ce89" office:value-type="float" office:value="93.2474" calcext:value-type="float">
            <text:p>93,247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covered-table-cell table:style-name="Default"/>
          <table:table-cell table:style-name="ce34" office:value-type="string" calcext:value-type="string">
            <text:p>I_PV</text:p>
          </table:table-cell>
          <table:table-cell table:style-name="ce85" office:value-type="float" office:value="0.826284" calcext:value-type="float">
            <text:p>0,826</text:p>
          </table:table-cell>
          <table:table-cell table:style-name="ce90" office:value-type="float" office:value="5.11726" calcext:value-type="float">
            <text:p>5,117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 table:number-rows-repeated="7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55" office:value-type="string" calcext:value-type="string" table:number-columns-spanned="6" table:number-rows-spanned="3">
            <text:p>Test in pv_lut.plecs → keine weitere Abschaltmimik, avg im eingeschwungenen Zustand, inkl. L_Tr und C_kp</text:p>
          </table:table-cell>
          <table:covered-table-cell table:number-columns-repeated="5" table:style-name="Default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covered-table-cell table:style-name="ce54"/>
          <table:covered-table-cell table:number-columns-repeated="5" table:style-name="Default"/>
          <table:table-cell table:number-columns-repeated="2"/>
          <table:table-cell table:style-name="ce44" office:value-type="string" calcext:value-type="string" table:number-columns-spanned="2" table:number-rows-spanned="2">
            <text:p>Mit Abschalten von C_kp</text:p>
          </table:table-cell>
          <table:covered-table-cell table:style-name="Default"/>
          <table:table-cell table:number-columns-repeated="6"/>
        </table:table-row>
        <table:table-row table:style-name="ro1">
          <table:covered-table-cell table:style-name="ce44"/>
          <table:covered-table-cell table:number-columns-repeated="5" table:style-name="Default"/>
          <table:table-cell table:number-columns-repeated="2"/>
          <table:covered-table-cell table:number-columns-repeated="2" table:style-name="Default"/>
          <table:table-cell table:number-columns-repeated="6"/>
        </table:table-row>
        <table:table-row table:style-name="ro1">
          <table:table-cell table:style-name="ce31" office:value-type="string" calcext:value-type="string" table:number-columns-spanned="2" table:number-rows-spanned="3">
            <text:p>C1 = 100uC, <text:span text:style-name="T1">R_C = TRUE, fPWM = 48kHz</text:span></text:p>
          </table:table-cell>
          <table:covered-table-cell table:style-name="ce37"/>
          <table:table-cell table:style-name="ce5" office:value-type="string" calcext:value-type="string" table:number-columns-spanned="2" table:number-rows-spanned="1">
            <text:p>f_n / Hz</text:p>
          </table:table-cell>
          <table:covered-table-cell table:style-name="ce49"/>
          <table:table-cell table:style-name="ce54" office:value-type="string" calcext:value-type="string" table:number-columns-spanned="2" table:number-rows-spanned="1">
            <text:p>f_n = 500 Hz</text:p>
          </table:table-cell>
          <table:covered-table-cell table:style-name="ce77"/>
          <table:table-cell table:number-columns-repeated="2"/>
          <table:table-cell table:style-name="ce5" office:value-type="string" calcext:value-type="string" table:number-columns-spanned="2" table:number-rows-spanned="1">
            <text:p>f_n / Hz</text:p>
          </table:table-cell>
          <table:covered-table-cell table:style-name="ce49"/>
          <table:table-cell table:number-columns-repeated="6"/>
        </table:table-row>
        <table:table-row table:style-name="ro2">
          <table:covered-table-cell table:style-name="ce27"/>
          <table:covered-table-cell table:style-name="ce38"/>
          <table:table-cell table:style-name="ce5" office:value-type="float" office:value="500" calcext:value-type="float" table:number-columns-spanned="2" table:number-rows-spanned="1">
            <text:p>500</text:p>
          </table:table-cell>
          <table:covered-table-cell table:style-name="ce50"/>
          <table:table-cell table:style-name="ce54" office:value-type="string" calcext:value-type="string" table:number-columns-spanned="2" table:number-rows-spanned="1">
            <text:p>Verhalten kurz nach SC / OC (0,99-1,1s)</text:p>
          </table:table-cell>
          <table:covered-table-cell table:style-name="ce77"/>
          <table:table-cell table:number-columns-repeated="2"/>
          <table:table-cell table:style-name="ce5" office:value-type="float" office:value="500" calcext:value-type="float" table:number-columns-spanned="2" table:number-rows-spanned="1">
            <text:p>500</text:p>
          </table:table-cell>
          <table:covered-table-cell table:style-name="ce50"/>
          <table:table-cell table:style-name="ce44" office:value-type="string" calcext:value-type="string" table:number-columns-spanned="2" table:number-rows-spanned="1">
            <text:p>kurz nach Abschalten</text:p>
          </table:table-cell>
          <table:covered-table-cell/>
          <table:table-cell table:number-columns-repeated="4"/>
        </table:table-row>
        <table:table-row table:style-name="ro1">
          <table:covered-table-cell table:style-name="ce28"/>
          <table:covered-table-cell table:style-name="ce39"/>
          <table:table-cell table:style-name="ce18" office:value-type="string" calcext:value-type="string">
            <text:p>avg</text:p>
          </table:table-cell>
          <table:table-cell table:style-name="ce18" office:value-type="string" calcext:value-type="string">
            <text:p>abs_max</text:p>
          </table:table-cell>
          <table:table-cell table:style-name="ce18" office:value-type="string" calcext:value-type="string">
            <text:p>avg</text:p>
          </table:table-cell>
          <table:table-cell table:style-name="ce18" office:value-type="string" calcext:value-type="string">
            <text:p>abs_max</text:p>
          </table:table-cell>
          <table:table-cell table:style-name="ce1"/>
          <table:table-cell/>
          <table:table-cell table:style-name="ce96" office:value-type="string" calcext:value-type="string">
            <text:p>avg</text:p>
          </table:table-cell>
          <table:table-cell table:style-name="ce96" office:value-type="string" calcext:value-type="string">
            <text:p>abs_max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 table:number-columns-spanned="1" table:number-rows-spanned="10">
            <text:p>R_L = 0</text:p>
          </table:table-cell>
          <table:table-cell table:style-name="ce49" office:value-type="string" calcext:value-type="string">
            <text:p>U_L_f / V</text:p>
          </table:table-cell>
          <table:table-cell table:style-name="ce46" office:value-type="float" office:value="0.002" calcext:value-type="float">
            <text:p>0,002</text:p>
          </table:table-cell>
          <table:table-cell table:style-name="ce70" office:value-type="float" office:value="129.784" calcext:value-type="float">
            <text:p>129,784</text:p>
          </table:table-cell>
          <table:table-cell table:style-name="ce46" office:value-type="float" office:value="-0.009" calcext:value-type="float">
            <text:p>-0,009</text:p>
          </table:table-cell>
          <table:table-cell table:style-name="ce46" office:value-type="float" office:value="125.647" calcext:value-type="float">
            <text:p>125,647</text:p>
          </table:table-cell>
          <table:table-cell table:number-columns-repeated="2"/>
          <table:table-cell table:style-name="ce81" office:value-type="float" office:value="0.0005" calcext:value-type="float">
            <text:p>0,001</text:p>
          </table:table-cell>
          <table:table-cell table:style-name="ce81" office:value-type="float" office:value="112.365" calcext:value-type="float">
            <text:p>112,365</text:p>
          </table:table-cell>
          <table:table-cell table:style-name="ce98" table:number-columns-repeated="2"/>
          <table:table-cell table:number-columns-repeated="4"/>
        </table:table-row>
        <table:table-row table:style-name="ro1">
          <table:covered-table-cell table:style-name="ce56"/>
          <table:table-cell office:value-type="string" calcext:value-type="string">
            <text:p>I_L_f / A</text:p>
          </table:table-cell>
          <table:table-cell office:value-type="float" office:value="0.0101" calcext:value-type="float">
            <text:p>0,010</text:p>
          </table:table-cell>
          <table:table-cell table:style-name="ce71" office:value-type="float" office:value="109.435" calcext:value-type="float">
            <text:p>109,435</text:p>
          </table:table-cell>
          <table:table-cell office:value-type="float" office:value="0.6461" calcext:value-type="float">
            <text:p>0,646</text:p>
          </table:table-cell>
          <table:table-cell office:value-type="float" office:value="87.8098" calcext:value-type="float">
            <text:p>87,810</text:p>
          </table:table-cell>
          <table:table-cell table:number-columns-repeated="2"/>
          <table:table-cell table:style-name="ce82" office:value-type="float" office:value="0.026" calcext:value-type="float">
            <text:p>0,026</text:p>
          </table:table-cell>
          <table:table-cell table:style-name="ce82" office:value-type="float" office:value="67.96" calcext:value-type="float">
            <text:p>67,960</text:p>
          </table:table-cell>
          <table:table-cell table:style-name="ce98" table:number-columns-repeated="2"/>
          <table:table-cell table:number-columns-repeated="4"/>
        </table:table-row>
        <table:table-row table:style-name="ro1">
          <table:covered-table-cell table:style-name="ce56"/>
          <table:table-cell office:value-type="string" calcext:value-type="string">
            <text:p>I_C_f / A</text:p>
          </table:table-cell>
          <table:table-cell office:value-type="float" office:value="0.0002" calcext:value-type="float">
            <text:p>0,000</text:p>
          </table:table-cell>
          <table:table-cell office:value-type="float" office:value="14.3129" calcext:value-type="float">
            <text:p>14,313</text:p>
          </table:table-cell>
          <table:table-cell office:value-type="float" office:value="-0.0057" calcext:value-type="float">
            <text:p>-0,006</text:p>
          </table:table-cell>
          <table:table-cell table:style-name="ce78" office:value-type="string" calcext:value-type="string">
            <text:p>3,04k</text:p>
          </table:table-cell>
          <table:table-cell table:style-name="ce95" office:value-type="string" calcext:value-type="string" table:number-columns-spanned="2" table:number-rows-spanned="7">
            <text:p>Diese extrem hohen Werte werden in einem Zeitbereich von 20 ns erreicht.<text:span text:style-name="T3"> → Problem ?</text:span></text:p>
          </table:table-cell>
          <table:covered-table-cell/>
          <table:table-cell table:style-name="ce82" office:value-type="float" office:value="0" calcext:value-type="float">
            <text:p>0,000</text:p>
          </table:table-cell>
          <table:table-cell table:style-name="ce82" office:value-type="float" office:value="8.895" calcext:value-type="float">
            <text:p>8,895</text:p>
          </table:table-cell>
          <table:table-cell table:style-name="ce98"/>
          <table:table-cell table:style-name="ce82" office:value-type="string" calcext:value-type="string">
            <text:p>3,04k</text:p>
          </table:table-cell>
          <table:table-cell table:number-columns-repeated="4"/>
        </table:table-row>
        <table:table-row table:style-name="ro1">
          <table:covered-table-cell table:style-name="ce56"/>
          <table:table-cell table:style-name="ce34" office:value-type="string" calcext:value-type="string">
            <text:p>p_trans_max / W</text:p>
          </table:table-cell>
          <table:table-cell table:style-name="ce48" office:value-type="float" office:value="0.02988" calcext:value-type="float">
            <text:p>0,030</text:p>
          </table:table-cell>
          <table:table-cell table:style-name="ce48" office:value-type="float" office:value="0.0628" calcext:value-type="float">
            <text:p>0,063</text:p>
          </table:table-cell>
          <table:table-cell table:style-name="ce48" office:value-type="float" office:value="30.7547" calcext:value-type="float">
            <text:p>30,755</text:p>
          </table:table-cell>
          <table:table-cell table:style-name="ce79" office:value-type="string" calcext:value-type="string">
            <text:p>64k</text:p>
          </table:table-cell>
          <table:covered-table-cell table:number-columns-repeated="2"/>
          <table:table-cell table:style-name="ce87" office:value-type="float" office:value="0.011" calcext:value-type="float">
            <text:p>0,011</text:p>
          </table:table-cell>
          <table:table-cell table:style-name="ce87" office:value-type="float" office:value="0.024" calcext:value-type="float">
            <text:p>0,024</text:p>
          </table:table-cell>
          <table:table-cell table:style-name="ce98"/>
          <table:table-cell table:style-name="ce87" office:value-type="string" calcext:value-type="string">
            <text:p>64k</text:p>
          </table:table-cell>
          <table:table-cell table:number-columns-repeated="4"/>
        </table:table-row>
        <table:table-row table:style-name="ro1">
          <table:covered-table-cell table:style-name="ce56"/>
          <table:table-cell office:value-type="string" calcext:value-type="string">
            <text:p>I_C1</text:p>
          </table:table-cell>
          <table:table-cell office:value-type="float" office:value="-0.00213" calcext:value-type="float">
            <text:p>-0,002</text:p>
          </table:table-cell>
          <table:table-cell office:value-type="float" office:value="115.096" calcext:value-type="float">
            <text:p>115,096</text:p>
          </table:table-cell>
          <table:table-cell table:style-name="ce46" office:value-type="float" office:value="84.1852" calcext:value-type="float">
            <text:p>84,185</text:p>
          </table:table-cell>
          <table:table-cell table:style-name="ce46" office:value-type="float" office:value="93.0548" calcext:value-type="float">
            <text:p>93,055</text:p>
          </table:table-cell>
          <table:covered-table-cell table:number-columns-repeated="2"/>
          <table:table-cell table:style-name="ce82" office:value-type="float" office:value="0.001" calcext:value-type="float">
            <text:p>0,001</text:p>
          </table:table-cell>
          <table:table-cell table:style-name="ce82" office:value-type="float" office:value="71.632" calcext:value-type="float">
            <text:p>71,632</text:p>
          </table:table-cell>
          <table:table-cell table:style-name="ce98" table:number-columns-repeated="2"/>
          <table:table-cell table:number-columns-repeated="4"/>
        </table:table-row>
        <table:table-row table:style-name="ro1">
          <table:covered-table-cell table:style-name="ce56"/>
          <table:table-cell office:value-type="string" calcext:value-type="string">
            <text:p>I_R1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0.844609" calcext:value-type="float">
            <text:p>0,845</text:p>
          </table:table-cell>
          <table:table-cell office:value-type="float" office:value="0" calcext:value-type="float">
            <text:p>0,000</text:p>
          </table:table-cell>
          <table:covered-table-cell table:number-columns-repeated="2"/>
          <table:table-cell table:number-columns-repeated="2" table:style-name="ce82" office:value-type="float" office:value="0" calcext:value-type="float">
            <text:p>0,000</text:p>
          </table:table-cell>
          <table:table-cell table:style-name="ce98" table:number-columns-repeated="2"/>
          <table:table-cell table:number-columns-repeated="4"/>
        </table:table-row>
        <table:table-row table:style-name="ro1">
          <table:covered-table-cell table:style-name="ce57"/>
          <table:table-cell office:value-type="string" calcext:value-type="string">
            <text:p>U_C1</text:p>
          </table:table-cell>
          <table:table-cell office:value-type="float" office:value="79.6726" calcext:value-type="float">
            <text:p>79,673</text:p>
          </table:table-cell>
          <table:table-cell table:style-name="ce71" office:value-type="float" office:value="92.3904" calcext:value-type="float">
            <text:p>92,390</text:p>
          </table:table-cell>
          <table:table-cell office:value-type="float" office:value="0.543" calcext:value-type="float">
            <text:p>0,543</text:p>
          </table:table-cell>
          <table:table-cell office:value-type="float" office:value="93.9886" calcext:value-type="float">
            <text:p>93,989</text:p>
          </table:table-cell>
          <table:covered-table-cell table:number-columns-repeated="2"/>
          <table:table-cell table:style-name="ce82" office:value-type="float" office:value="84.513" calcext:value-type="float">
            <text:p>84,513</text:p>
          </table:table-cell>
          <table:table-cell table:style-name="ce82" office:value-type="float" office:value="89.52" calcext:value-type="float">
            <text:p>89,520</text:p>
          </table:table-cell>
          <table:table-cell table:style-name="ce98" table:number-columns-repeated="2"/>
          <table:table-cell table:number-columns-repeated="4"/>
        </table:table-row>
        <table:table-row table:style-name="ro1">
          <table:covered-table-cell table:style-name="ce58"/>
          <table:table-cell table:style-name="ce34" office:value-type="string" calcext:value-type="string">
            <text:p>I_PV</text:p>
          </table:table-cell>
          <table:table-cell table:style-name="ce48" office:value-type="float" office:value="1.8743" calcext:value-type="float">
            <text:p>1,874</text:p>
          </table:table-cell>
          <table:table-cell table:style-name="ce48" office:value-type="float" office:value="5.80175" calcext:value-type="float">
            <text:p>5,802</text:p>
          </table:table-cell>
          <table:table-cell table:style-name="ce48" office:value-type="float" office:value="-0.042" calcext:value-type="float">
            <text:p>-0,042</text:p>
          </table:table-cell>
          <table:table-cell table:style-name="ce48" office:value-type="float" office:value="6.078" calcext:value-type="float">
            <text:p>6,078</text:p>
          </table:table-cell>
          <table:covered-table-cell table:number-columns-repeated="2"/>
          <table:table-cell table:style-name="ce87" office:value-type="float" office:value="1.00137" calcext:value-type="float">
            <text:p>1,001</text:p>
          </table:table-cell>
          <table:table-cell table:style-name="ce87" office:value-type="float" office:value="3.8914" calcext:value-type="float">
            <text:p>3,891</text:p>
          </table:table-cell>
          <table:table-cell table:style-name="ce98" table:number-columns-repeated="2"/>
          <table:table-cell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I_sec</text:p>
          </table:table-cell>
          <table:table-cell table:style-name="ce46" office:value-type="float" office:value="0.0082" calcext:value-type="float">
            <text:p>0,008</text:p>
          </table:table-cell>
          <table:table-cell table:style-name="ce70" office:value-type="float" office:value="79.2685" calcext:value-type="float">
            <text:p>79,269</text:p>
          </table:table-cell>
          <table:table-cell table:style-name="ce46" office:value-type="float" office:value="0.019" calcext:value-type="float">
            <text:p>0,019</text:p>
          </table:table-cell>
          <table:table-cell table:style-name="ce80" office:value-type="string" calcext:value-type="string">
            <text:p>2,535k</text:p>
          </table:table-cell>
          <table:covered-table-cell table:number-columns-repeated="2"/>
          <table:table-cell table:style-name="ce81" office:value-type="float" office:value="0.0216" calcext:value-type="float">
            <text:p>0,022</text:p>
          </table:table-cell>
          <table:table-cell table:style-name="ce81" office:value-type="float" office:value="49.222" calcext:value-type="float">
            <text:p>49,222</text:p>
          </table:table-cell>
          <table:table-cell table:style-name="ce98"/>
          <table:table-cell table:style-name="ce98" office:value-type="string" calcext:value-type="string">
            <text:p>2,535k</text:p>
          </table:table-cell>
          <table:table-cell table:number-columns-repeated="4"/>
        </table:table-row>
        <table:table-row table:style-name="ro1">
          <table:covered-table-cell table:style-name="ce56"/>
          <table:table-cell office:value-type="string" calcext:value-type="string">
            <text:p>U_sec</text:p>
          </table:table-cell>
          <table:table-cell table:number-columns-repeated="3" office:value-type="float" office:value="0" calcext:value-type="float">
            <text:p>0,000</text:p>
          </table:table-cell>
          <table:table-cell office:value-type="float" office:value="80.899" calcext:value-type="float">
            <text:p>80,899</text:p>
          </table:table-cell>
          <table:table-cell table:number-columns-repeated="2"/>
          <table:table-cell table:style-name="ce87" office:value-type="float" office:value="0" calcext:value-type="float">
            <text:p>0,000</text:p>
          </table:table-cell>
          <table:table-cell table:style-name="ce87" office:value-type="float" office:value="0.0005" calcext:value-type="float">
            <text:p>0,001</text:p>
          </table:table-cell>
          <table:table-cell table:style-name="ce98" table:number-columns-repeated="2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1" table:number-rows-spanned="10">
            <text:p>R_L = R_L</text:p>
          </table:table-cell>
          <table:table-cell table:style-name="ce49" office:value-type="string" calcext:value-type="string">
            <text:p>U_L_f / V</text:p>
          </table:table-cell>
          <table:table-cell table:style-name="ce46" office:value-type="float" office:value="0" calcext:value-type="float">
            <text:p>0,000</text:p>
          </table:table-cell>
          <table:table-cell table:style-name="ce46" office:value-type="float" office:value="90.5499" calcext:value-type="float">
            <text:p>90,550</text:p>
          </table:table-cell>
          <table:table-cell table:style-name="ce46" table:number-columns-repeated="2"/>
          <table:table-cell table:number-columns-repeated="2"/>
          <table:table-cell table:style-name="ce97"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I_L_f / A</text:p>
          </table:table-cell>
          <table:table-cell office:value-type="float" office:value="0.0001" calcext:value-type="float">
            <text:p>0,000</text:p>
          </table:table-cell>
          <table:table-cell office:value-type="float" office:value="30.61" calcext:value-type="float">
            <text:p>30,610</text:p>
          </table:table-cell>
          <table:table-cell table:number-columns-repeated="4"/>
          <table:table-cell table:style-name="ce97"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I_C_f / A</text:p>
          </table:table-cell>
          <table:table-cell office:value-type="float" office:value="0.0001" calcext:value-type="float">
            <text:p>0,000</text:p>
          </table:table-cell>
          <table:table-cell office:value-type="float" office:value="26.9647" calcext:value-type="float">
            <text:p>26,965</text:p>
          </table:table-cell>
          <table:table-cell table:number-columns-repeated="4"/>
          <table:table-cell table:style-name="ce97" table:number-columns-repeated="2"/>
          <table:table-cell table:number-columns-repeated="6"/>
        </table:table-row>
        <table:table-row table:style-name="ro1">
          <table:covered-table-cell table:style-name="ce34"/>
          <table:table-cell table:style-name="ce34" office:value-type="string" calcext:value-type="string">
            <text:p>p_trans_max / W</text:p>
          </table:table-cell>
          <table:table-cell office:value-type="float" office:value="369.46" calcext:value-type="float">
            <text:p>369,460</text:p>
          </table:table-cell>
          <table:table-cell table:style-name="ce48" office:value-type="float" office:value="768.15" calcext:value-type="float">
            <text:p>768,150</text:p>
          </table:table-cell>
          <table:table-cell/>
          <table:table-cell table:style-name="ce48"/>
          <table:table-cell table:number-columns-repeated="2"/>
          <table:table-cell table:style-name="ce97" table:number-columns-repeated="2"/>
          <table:table-cell table:number-columns-repeated="6"/>
        </table:table-row>
        <table:table-row table:style-name="ro1">
          <table:covered-table-cell table:style-name="ce5"/>
          <table:table-cell office:value-type="string" calcext:value-type="string">
            <text:p>I_C1</text:p>
          </table:table-cell>
          <table:table-cell table:style-name="ce46" office:value-type="float" office:value="0.0002" calcext:value-type="float">
            <text:p>0,000</text:p>
          </table:table-cell>
          <table:table-cell table:style-name="ce46" office:value-type="float" office:value="25.8762" calcext:value-type="float">
            <text:p>25,876</text:p>
          </table:table-cell>
          <table:table-cell table:style-name="ce46" table:number-columns-repeated="2"/>
          <table:table-cell table:number-columns-repeated="2"/>
          <table:table-cell table:style-name="ce97"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I_R1</text:p>
          </table:table-cell>
          <table:table-cell table:number-columns-repeated="2" office:value-type="float" office:value="0" calcext:value-type="float">
            <text:p>0,000</text:p>
          </table:table-cell>
          <table:table-cell table:number-columns-repeated="4"/>
          <table:table-cell table:style-name="ce97" table:number-columns-repeated="2"/>
          <table:table-cell table:number-columns-repeated="6"/>
        </table:table-row>
        <table:table-row table:style-name="ro1">
          <table:covered-table-cell table:style-name="Default"/>
          <table:table-cell office:value-type="string" calcext:value-type="string">
            <text:p>U_C1</text:p>
          </table:table-cell>
          <table:table-cell office:value-type="float" office:value="69.1099" calcext:value-type="float">
            <text:p>69,110</text:p>
          </table:table-cell>
          <table:table-cell office:value-type="float" office:value="72.0192" calcext:value-type="float">
            <text:p>72,019</text:p>
          </table:table-cell>
          <table:table-cell table:number-columns-repeated="4"/>
          <table:table-cell table:style-name="ce97" table:number-columns-repeated="2"/>
          <table:table-cell table:number-columns-repeated="6"/>
        </table:table-row>
        <table:table-row table:style-name="ro1">
          <table:covered-table-cell/>
          <table:table-cell table:style-name="ce34" office:value-type="string" calcext:value-type="string">
            <text:p>I_PV</text:p>
          </table:table-cell>
          <table:table-cell table:style-name="ce48" office:value-type="float" office:value="5.46445" calcext:value-type="float">
            <text:p>5,464</text:p>
          </table:table-cell>
          <table:table-cell table:style-name="ce48" office:value-type="float" office:value="5.68586" calcext:value-type="float">
            <text:p>5,686</text:p>
          </table:table-cell>
          <table:table-cell table:style-name="ce48" table:number-columns-repeated="2"/>
          <table:table-cell table:number-columns-repeated="2"/>
          <table:table-cell table:style-name="ce97"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I_sec</text:p>
          </table:table-cell>
          <table:table-cell office:value-type="float" office:value="-0.00028" calcext:value-type="float">
            <text:p>0,000</text:p>
          </table:table-cell>
          <table:table-cell office:value-type="float" office:value="9.3429" calcext:value-type="float">
            <text:p>9,343</text:p>
          </table:table-cell>
          <table:table-cell table:number-columns-repeated="4"/>
          <table:table-cell table:style-name="ce97"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U_sec</text:p>
          </table:table-cell>
          <table:table-cell office:value-type="float" office:value="-0.002" calcext:value-type="float">
            <text:p>-0,002</text:p>
          </table:table-cell>
          <table:table-cell office:value-type="float" office:value="82.2175" calcext:value-type="float">
            <text:p>82,218</text:p>
          </table:table-cell>
          <table:table-cell table:number-columns-repeated="4"/>
          <table:table-cell table:style-name="ce97" table:number-columns-repeated="2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1" table:number-rows-spanned="10">
            <text:p>R_L = inf</text:p>
          </table:table-cell>
          <table:table-cell table:style-name="ce49" office:value-type="string" calcext:value-type="string">
            <text:p>U_L_f / V</text:p>
          </table:table-cell>
          <table:table-cell table:style-name="ce46" office:value-type="float" office:value="0.00567" calcext:value-type="float">
            <text:p>0,006</text:p>
          </table:table-cell>
          <table:table-cell table:style-name="ce46" office:value-type="float" office:value="108.538" calcext:value-type="float">
            <text:p>108,538</text:p>
          </table:table-cell>
          <table:table-cell table:style-name="ce46" office:value-type="float" office:value="-0.0058" calcext:value-type="float">
            <text:p>-0,006</text:p>
          </table:table-cell>
          <table:table-cell table:style-name="ce81" office:value-type="float" office:value="105.328" calcext:value-type="float">
            <text:p>105,328</text:p>
          </table:table-cell>
          <table:table-cell table:number-columns-repeated="2"/>
          <table:table-cell table:style-name="ce97" table:number-columns-repeated="2"/>
          <table:table-cell table:number-columns-repeated="6"/>
        </table:table-row>
        <table:table-row table:style-name="ro1">
          <table:covered-table-cell table:style-name="Default"/>
          <table:table-cell office:value-type="string" calcext:value-type="string">
            <text:p>I_L_f / A</text:p>
          </table:table-cell>
          <table:table-cell office:value-type="float" office:value="-0.002" calcext:value-type="float">
            <text:p>-0,002</text:p>
          </table:table-cell>
          <table:table-cell table:style-name="ce72" office:value-type="float" office:value="62.2602" calcext:value-type="float">
            <text:p>62,260</text:p>
          </table:table-cell>
          <table:table-cell office:value-type="float" office:value="-0.0249" calcext:value-type="float">
            <text:p>-0,025</text:p>
          </table:table-cell>
          <table:table-cell table:style-name="ce82" office:value-type="float" office:value="39.8978" calcext:value-type="float">
            <text:p>39,898</text:p>
          </table:table-cell>
          <table:table-cell table:number-columns-repeated="2"/>
          <table:table-cell table:style-name="ce97" table:number-columns-repeated="2"/>
          <table:table-cell table:number-columns-repeated="6"/>
        </table:table-row>
        <table:table-row table:style-name="ro1">
          <table:covered-table-cell table:style-name="Default"/>
          <table:table-cell office:value-type="string" calcext:value-type="string">
            <text:p>I_C_f / A</text:p>
          </table:table-cell>
          <table:table-cell office:value-type="float" office:value="-0.002" calcext:value-type="float">
            <text:p>-0,002</text:p>
          </table:table-cell>
          <table:table-cell table:style-name="ce72" office:value-type="float" office:value="62.2602" calcext:value-type="float">
            <text:p>62,260</text:p>
          </table:table-cell>
          <table:table-cell office:value-type="float" office:value="-0.025" calcext:value-type="float">
            <text:p>-0,025</text:p>
          </table:table-cell>
          <table:table-cell table:style-name="ce82" office:value-type="float" office:value="39.8978" calcext:value-type="float">
            <text:p>39,898</text:p>
          </table:table-cell>
          <table:table-cell table:number-columns-repeated="2"/>
          <table:table-cell table:style-name="ce97" table:number-columns-repeated="2"/>
          <table:table-cell table:number-columns-repeated="6"/>
        </table:table-row>
        <table:table-row table:style-name="ro1">
          <table:covered-table-cell table:style-name="Default"/>
          <table:table-cell table:style-name="ce34" office:value-type="string" calcext:value-type="string">
            <text:p>p_trans_max / W</text:p>
          </table:table-cell>
          <table:table-cell table:style-name="ce48" office:value-type="string" calcext:value-type="string">
            <text:p>2,24u</text:p>
          </table:table-cell>
          <table:table-cell table:style-name="ce48" office:value-type="string" calcext:value-type="string">
            <text:p>5u</text:p>
          </table:table-cell>
          <table:table-cell table:style-name="ce48" office:value-type="string" calcext:value-type="string">
            <text:p>0,65u</text:p>
          </table:table-cell>
          <table:table-cell table:style-name="ce87" office:value-type="string" calcext:value-type="string">
            <text:p>1,7u</text:p>
          </table:table-cell>
          <table:table-cell table:number-columns-repeated="2"/>
          <table:table-cell table:style-name="ce97" table:number-columns-repeated="2"/>
          <table:table-cell table:number-columns-repeated="6"/>
        </table:table-row>
        <table:table-row table:style-name="ro1">
          <table:covered-table-cell table:style-name="Default"/>
          <table:table-cell office:value-type="string" calcext:value-type="string">
            <text:p>I_C1</text:p>
          </table:table-cell>
          <table:table-cell office:value-type="float" office:value="-0.0009599" calcext:value-type="float">
            <text:p>-0,001</text:p>
          </table:table-cell>
          <table:table-cell office:value-type="float" office:value="64.76" calcext:value-type="float">
            <text:p>64,760</text:p>
          </table:table-cell>
          <table:table-cell office:value-type="float" office:value="-0" calcext:value-type="float">
            <text:p>0,000</text:p>
          </table:table-cell>
          <table:table-cell table:style-name="ce46" office:value-type="float" office:value="40.7383" calcext:value-type="float">
            <text:p>40,738</text:p>
          </table:table-cell>
          <table:table-cell table:number-columns-repeated="2"/>
          <table:table-cell table:style-name="ce97" table:number-columns-repeated="2"/>
          <table:table-cell table:number-columns-repeated="6"/>
        </table:table-row>
        <table:table-row table:style-name="ro1">
          <table:covered-table-cell table:style-name="Default"/>
          <table:table-cell office:value-type="string" calcext:value-type="string">
            <text:p>I_R1</text:p>
          </table:table-cell>
          <table:table-cell table:number-columns-repeated="4" office:value-type="float" office:value="0" calcext:value-type="float">
            <text:p>0,000</text:p>
          </table:table-cell>
          <table:table-cell table:number-columns-repeated="2"/>
          <table:table-cell table:style-name="ce97" table:number-columns-repeated="2"/>
          <table:table-cell table:number-columns-repeated="6"/>
        </table:table-row>
        <table:table-row table:style-name="ro1">
          <table:covered-table-cell table:style-name="Default"/>
          <table:table-cell office:value-type="string" calcext:value-type="string">
            <text:p>U_C1</text:p>
          </table:table-cell>
          <table:table-cell office:value-type="float" office:value="83.48" calcext:value-type="float">
            <text:p>83,480</text:p>
          </table:table-cell>
          <table:table-cell office:value-type="float" office:value="93.2473" calcext:value-type="float">
            <text:p>93,247</text:p>
          </table:table-cell>
          <table:table-cell office:value-type="float" office:value="86.1196" calcext:value-type="float">
            <text:p>86,120</text:p>
          </table:table-cell>
          <table:table-cell office:value-type="float" office:value="88.71" calcext:value-type="float">
            <text:p>88,710</text:p>
          </table:table-cell>
          <table:table-cell table:number-columns-repeated="2"/>
          <table:table-cell table:style-name="ce97" table:number-columns-repeated="2"/>
          <table:table-cell table:number-columns-repeated="6"/>
        </table:table-row>
        <table:table-row table:style-name="ro1">
          <table:covered-table-cell table:style-name="Default"/>
          <table:table-cell table:style-name="ce34" office:value-type="string" calcext:value-type="string">
            <text:p>I_PV</text:p>
          </table:table-cell>
          <table:table-cell table:style-name="ce48" office:value-type="float" office:value="0.8263" calcext:value-type="float">
            <text:p>0,826</text:p>
          </table:table-cell>
          <table:table-cell table:style-name="ce48" office:value-type="float" office:value="5.11722" calcext:value-type="float">
            <text:p>5,117</text:p>
          </table:table-cell>
          <table:table-cell table:style-name="ce48" office:value-type="float" office:value="0.169382" calcext:value-type="float">
            <text:p>0,169</text:p>
          </table:table-cell>
          <table:table-cell table:style-name="ce48" office:value-type="float" office:value="2.02231" calcext:value-type="float">
            <text:p>2,022</text:p>
          </table:table-cell>
          <table:table-cell table:number-columns-repeated="2"/>
          <table:table-cell table:style-name="ce97" table:number-columns-repeated="2"/>
          <table:table-cell table:number-columns-repeated="6"/>
        </table:table-row>
        <table:table-row table:style-name="ro1">
          <table:covered-table-cell table:style-name="Default"/>
          <table:table-cell office:value-type="string" calcext:value-type="string">
            <text:p>I_sec</text:p>
          </table:table-cell>
          <table:table-cell table:number-columns-repeated="3" office:value-type="float" office:value="0" calcext:value-type="float">
            <text:p>0,000</text:p>
          </table:table-cell>
          <table:table-cell table:style-name="ce46" office:value-type="string" calcext:value-type="string">
            <text:p>1,3n</text:p>
          </table:table-cell>
          <table:table-cell table:number-columns-repeated="2"/>
          <table:table-cell table:style-name="ce97" table:number-columns-repeated="2"/>
          <table:table-cell table:number-columns-repeated="6"/>
        </table:table-row>
        <table:table-row table:style-name="ro1">
          <table:covered-table-cell table:style-name="Default"/>
          <table:table-cell table:style-name="ce34" office:value-type="string" calcext:value-type="string">
            <text:p>U_sec</text:p>
          </table:table-cell>
          <table:table-cell table:style-name="ce48" office:value-type="float" office:value="-0.014" calcext:value-type="float">
            <text:p>-0,014</text:p>
          </table:table-cell>
          <table:table-cell table:style-name="ce73" office:value-type="float" office:value="223.972" calcext:value-type="float">
            <text:p>223,972</text:p>
          </table:table-cell>
          <table:table-cell table:style-name="ce48" office:value-type="float" office:value="0.001" calcext:value-type="float">
            <text:p>0,001</text:p>
          </table:table-cell>
          <table:table-cell table:style-name="ce73" office:value-type="float" office:value="130.697" calcext:value-type="float">
            <text:p>130,697</text:p>
          </table:table-cell>
          <table:table-cell table:style-name="ce55" office:value-type="string" calcext:value-type="string" table:number-columns-spanned="2" table:number-rows-spanned="2">
            <text:p>Mögliche Indikatoren für eine passive Abschaltung</text:p>
          </table:table-cell>
          <table:covered-table-cell/>
          <table:table-cell table:style-name="ce97" table:number-columns-repeated="2"/>
          <table:table-cell table:number-columns-repeated="6"/>
        </table:table-row>
        <table:table-row table:style-name="ro1">
          <table:table-cell table:style-name="Default" table:number-columns-repeated="6"/>
          <table:covered-table-cell table:number-columns-repeated="2"/>
          <table:table-cell table:style-name="Default" table:number-columns-repeated="2"/>
          <table:table-cell table:number-columns-repeated="6"/>
        </table:table-row>
      </table:table>
      <table:table table:name="Tabelle3" table:style-name="ta1">
        <table:table-column table:style-name="co3" table:default-cell-style-name="ce30"/>
        <table:table-column table:style-name="co7" table:default-cell-style-name="ce1"/>
        <table:table-column table:style-name="co3" table:number-columns-repeated="8" table:default-cell-style-name="ce47"/>
        <table:table-column table:style-name="co3" table:number-columns-repeated="2" table:default-cell-style-name="Default"/>
        <table:table-row table:style-name="ro1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26" office:value-type="string" calcext:value-type="string" table:number-columns-spanned="2" table:number-rows-spanned="3">
            <text:p>C1 = 0</text:p>
          </table:table-cell>
          <table:covered-table-cell table:style-name="ce37"/>
          <table:table-cell table:style-name="ce5" office:value-type="string" calcext:value-type="string" table:number-columns-spanned="8" table:number-rows-spanned="1">
            <text:p>f_pwm / Hz</text:p>
          </table:table-cell>
          <table:covered-table-cell table:number-columns-repeated="3" table:style-name="ce49"/>
          <table:covered-table-cell table:number-columns-repeated="4" table:style-name="ce1"/>
          <table:table-cell table:number-columns-repeated="2"/>
        </table:table-row>
        <table:table-row table:style-name="ro1">
          <table:covered-table-cell table:style-name="ce27"/>
          <table:covered-table-cell table:style-name="ce38"/>
          <table:table-cell table:style-name="ce5" office:value-type="string" calcext:value-type="string" table:number-columns-spanned="2" table:number-rows-spanned="1">
            <text:p>50k</text:p>
          </table:table-cell>
          <table:covered-table-cell table:style-name="ce50"/>
          <table:table-cell table:style-name="ce5" office:value-type="string" calcext:value-type="string" table:number-columns-spanned="2" table:number-rows-spanned="1">
            <text:p>5k</text:p>
          </table:table-cell>
          <table:covered-table-cell table:style-name="ce50"/>
          <table:table-cell table:style-name="ce5" office:value-type="string" calcext:value-type="string" table:number-columns-spanned="2" table:number-rows-spanned="1">
            <text:p>6k</text:p>
          </table:table-cell>
          <table:covered-table-cell table:style-name="ce18"/>
          <table:table-cell table:style-name="ce5" office:value-type="string" calcext:value-type="string" table:number-columns-spanned="2" table:number-rows-spanned="1">
            <text:p>7k</text:p>
          </table:table-cell>
          <table:covered-table-cell table:style-name="ce18"/>
          <table:table-cell table:number-columns-repeated="2"/>
        </table:table-row>
        <table:table-row table:style-name="ro1">
          <table:covered-table-cell table:style-name="ce28"/>
          <table:covered-table-cell table:style-name="ce39"/>
          <table:table-cell table:style-name="ce18" office:value-type="string" calcext:value-type="string">
            <text:p>avg</text:p>
          </table:table-cell>
          <table:table-cell table:style-name="ce18" office:value-type="string" calcext:value-type="string">
            <text:p>abs_max</text:p>
          </table:table-cell>
          <table:table-cell table:style-name="ce18" office:value-type="string" calcext:value-type="string">
            <text:p>avg</text:p>
          </table:table-cell>
          <table:table-cell table:style-name="ce18" office:value-type="string" calcext:value-type="string">
            <text:p>abs_max</text:p>
          </table:table-cell>
          <table:table-cell table:style-name="ce18" office:value-type="string" calcext:value-type="string">
            <text:p>avg</text:p>
          </table:table-cell>
          <table:table-cell table:style-name="ce18" office:value-type="string" calcext:value-type="string">
            <text:p>abs_max</text:p>
          </table:table-cell>
          <table:table-cell table:style-name="ce18" office:value-type="string" calcext:value-type="string">
            <text:p>avg</text:p>
          </table:table-cell>
          <table:table-cell table:style-name="ce18" office:value-type="string" calcext:value-type="string">
            <text:p>abs_max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 table:number-columns-spanned="1" table:number-rows-spanned="7">
            <text:p>R_L = 0</text:p>
          </table:table-cell>
          <table:table-cell table:style-name="ce40" office:value-type="string" calcext:value-type="string">
            <text:p>U_L_f / V</text:p>
          </table:table-cell>
          <table:table-cell table:style-name="ce46" office:value-type="float" office:value="0" calcext:value-type="float">
            <text:p>0,000</text:p>
          </table:table-cell>
          <table:table-cell table:style-name="ce46" office:value-type="float" office:value="70.37" calcext:value-type="float">
            <text:p>70,370</text:p>
          </table:table-cell>
          <table:table-cell table:style-name="ce46" office:value-type="float" office:value="0" calcext:value-type="float">
            <text:p>0,000</text:p>
          </table:table-cell>
          <table:table-cell table:style-name="ce46" office:value-type="string" calcext:value-type="string">
            <text:p>75.89</text:p>
          </table:table-cell>
          <table:table-cell table:style-name="ce46" office:value-type="float" office:value="0.6" calcext:value-type="float">
            <text:p>0,600</text:p>
          </table:table-cell>
          <table:table-cell table:style-name="ce46" office:value-type="float" office:value="70.26" calcext:value-type="float">
            <text:p>70,260</text:p>
          </table:table-cell>
          <table:table-cell table:style-name="ce46" office:value-type="float" office:value="0.74" calcext:value-type="float">
            <text:p>0,740</text:p>
          </table:table-cell>
          <table:table-cell table:style-name="ce46" office:value-type="float" office:value="70.37" calcext:value-type="float">
            <text:p>70,370</text:p>
          </table:table-cell>
          <table:table-cell/>
          <table:table-cell office:value-type="string" calcext:value-type="string">
            <text:p>f_pwm muss natürlich nicht angepasst werden. War trotzdem mal interessant</text:p>
          </table:table-cell>
        </table:table-row>
        <table:table-row table:style-name="ro1">
          <table:covered-table-cell/>
          <table:table-cell office:value-type="string" calcext:value-type="string">
            <text:p>I_L_f / A</text:p>
          </table:table-cell>
          <table:table-cell office:value-type="float" office:value="0" calcext:value-type="float">
            <text:p>0,000</text:p>
          </table:table-cell>
          <table:table-cell office:value-type="float" office:value="25.0136" calcext:value-type="float">
            <text:p>25,014</text:p>
          </table:table-cell>
          <table:table-cell office:value-type="float" office:value="1.139" calcext:value-type="float">
            <text:p>1,139</text:p>
          </table:table-cell>
          <table:table-cell office:value-type="string" calcext:value-type="string">
            <text:p>35.27</text:p>
          </table:table-cell>
          <table:table-cell office:value-type="float" office:value="0" calcext:value-type="float">
            <text:p>0,000</text:p>
          </table:table-cell>
          <table:table-cell office:value-type="float" office:value="27.85" calcext:value-type="float">
            <text:p>27,850</text:p>
          </table:table-cell>
          <table:table-cell office:value-type="float" office:value="0.73" calcext:value-type="float">
            <text:p>0,730</text:p>
          </table:table-cell>
          <table:table-cell office:value-type="float" office:value="25.04" calcext:value-type="float">
            <text:p>25,0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_C_f / A </text:p>
          </table:table-cell>
          <table:table-cell office:value-type="float" office:value="0" calcext:value-type="float">
            <text:p>0,000</text:p>
          </table:table-cell>
          <table:table-cell office:value-type="float" office:value="8.322" calcext:value-type="float">
            <text:p>8,322</text:p>
          </table:table-cell>
          <table:table-cell office:value-type="float" office:value="0" calcext:value-type="float">
            <text:p>0,000</text:p>
          </table:table-cell>
          <table:table-cell office:value-type="string" calcext:value-type="string">
            <text:p>28.47</text:p>
          </table:table-cell>
          <table:table-cell office:value-type="float" office:value="0.136" calcext:value-type="float">
            <text:p>0,136</text:p>
          </table:table-cell>
          <table:table-cell office:value-type="float" office:value="20.52" calcext:value-type="float">
            <text:p>20,520</text:p>
          </table:table-cell>
          <table:table-cell office:value-type="float" office:value="0" calcext:value-type="float">
            <text:p>0,000</text:p>
          </table:table-cell>
          <table:table-cell office:value-type="float" office:value="16.71" calcext:value-type="float">
            <text:p>16,710</text:p>
          </table:table-cell>
          <table:table-cell table:number-columns-repeated="2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p_trans_max / W</text:p>
          </table:table-cell>
          <table:table-cell office:value-type="float" office:value="0.022" calcext:value-type="float">
            <text:p>0,022</text:p>
          </table:table-cell>
          <table:table-cell office:value-type="float" office:value="0.048" calcext:value-type="float">
            <text:p>0,048</text:p>
          </table:table-cell>
          <table:table-cell office:value-type="float" office:value="0.0075" calcext:value-type="float">
            <text:p>0,008</text:p>
          </table:table-cell>
          <table:table-cell office:value-type="float" office:value="0.019" calcext:value-type="float">
            <text:p>0,019</text:p>
          </table:table-cell>
          <table:table-cell office:value-type="float" office:value="0.0076" calcext:value-type="float">
            <text:p>0,008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17" calcext:value-type="float">
            <text:p>0,002</text:p>
          </table:table-cell>
          <table:table-cell table:number-columns-repeated="2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 table:style-name="ce34"/>
          <table:table-cell table:style-name="ce41"/>
          <table:table-cell table:style-name="ce48" table:number-columns-repeated="4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1" table:number-rows-spanned="7">
            <text:p>R_L = R_L</text:p>
          </table:table-cell>
          <table:table-cell table:style-name="ce40" office:value-type="string" calcext:value-type="string">
            <text:p>U_L_f / V</text:p>
          </table:table-cell>
          <table:table-cell table:style-name="ce46" table:number-columns-repeated="8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_L_f / A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I_C_f / A </text:p>
          </table:table-cell>
          <table:table-cell table:number-columns-repeated="10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p_trans_max / W</text:p>
          </table:table-cell>
          <table:table-cell table:number-columns-repeated="10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 table:style-name="ce34"/>
          <table:table-cell table:style-name="ce41"/>
          <table:table-cell table:style-name="ce48" table:number-columns-repeated="8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1" table:number-rows-spanned="7">
            <text:p>R_L = inf</text:p>
          </table:table-cell>
          <table:table-cell table:style-name="ce40" office:value-type="string" calcext:value-type="string">
            <text:p>U_L_f / V</text:p>
          </table:table-cell>
          <table:table-cell table:style-name="ce46" table:number-columns-repeated="4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I_L_f / A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I_C_f / A </text:p>
          </table:table-cell>
          <table:table-cell table:number-columns-repeated="10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p_trans_max / W</text:p>
          </table:table-cell>
          <table:table-cell table:number-columns-repeated="10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 table:style-name="ce34"/>
          <table:table-cell table:style-name="ce41"/>
          <table:table-cell table:style-name="ce48" table:number-columns-repeated="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.00.0000</text:date>, <text:time style:data-style-name="N2" text:time-value="08:41:36.84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12:03:40.451000000</meta:creation-date>
    <dc:date>2024-06-19T12:58:16.084000000</dc:date>
    <meta:editing-duration>PT19H21M14S</meta:editing-duration>
    <meta:editing-cycles>25</meta:editing-cycles>
    <meta:generator>LibreOffice/7.6.3.2$Windows_X86_64 LibreOffice_project/29d686fea9f6705b262d369fede658f824154cc0</meta:generator>
    <meta:document-statistic meta:table-count="3" meta:cell-count="665" meta:object-count="0"/>
  </office:meta>
</office:document-meta>
</file>